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style>
    <style:style style:name="P6" style:family="paragraph" style:parent-style-name="Code_20_block">
      <style:text-properties fo:color="#008000"/>
    </style:style>
    <style:style style:name="P7" style:family="paragraph" style:parent-style-name="Code_20_block">
      <style:text-properties style:use-window-font-color="true"/>
    </style:style>
    <style:style style:name="P8" style:family="paragraph" style:parent-style-name="Code_20_block">
      <style:text-properties fo:font-weight="bold" style:font-weight-asian="bold" style:font-weight-complex="bold"/>
    </style:style>
    <style:style style:name="P9" style:family="paragraph" style:parent-style-name="Standard">
      <style:paragraph-properties fo:break-before="page"/>
    </style:style>
    <style:style style:name="P10" style:family="paragraph" style:parent-style-name="Standard">
      <style:paragraph-properties fo:text-align="justify" style:justify-single-word="false" fo:break-before="page"/>
    </style:style>
    <style:style style:name="P11"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12" style:family="paragraph" style:parent-style-name="Standard" style:list-style-name="List_20_1"/>
    <style:style style:name="P13" style:family="paragraph" style:parent-style-name="Standard">
      <style:paragraph-properties fo:text-align="justify" style:justify-single-word="false"/>
    </style:style>
    <style:style style:name="P14" style:family="paragraph" style:parent-style-name="Standard" style:list-style-name="L1">
      <style:paragraph-properties fo:text-align="justify" style:justify-single-word="false"/>
    </style:style>
    <style:style style:name="P15" style:family="paragraph" style:parent-style-name="Standard" style:list-style-name="List_20_1">
      <style:paragraph-properties fo:text-align="justify" style:justify-single-word="false"/>
    </style:style>
    <style:style style:name="P16" style:family="paragraph" style:parent-style-name="Standard" style:list-style-name="List_20_2">
      <style:paragraph-properties fo:text-align="justify" style:justify-single-word="false"/>
    </style:style>
    <style:style style:name="P17" style:family="paragraph" style:parent-style-name="Standard" style:list-style-name="List_20_1">
      <style:paragraph-properties fo:text-align="start" style:justify-single-word="false"/>
    </style:style>
    <style:style style:name="P18" style:family="paragraph" style:parent-style-name="Standard" style:list-style-name="List_20_2"/>
    <style:style style:name="P19" style:family="paragraph" style:parent-style-name="Standard">
      <style:paragraph-properties fo:break-before="page"/>
    </style:style>
    <style:style style:name="P20" style:family="paragraph" style:parent-style-name="Standard">
      <style:paragraph-properties fo:text-align="justify" style:justify-single-word="false" fo:break-before="page"/>
    </style:style>
    <style:style style:name="P21" style:family="paragraph" style:parent-style-name="Heading_20_2">
      <style:paragraph-properties fo:break-before="page"/>
    </style:style>
    <style:style style:name="P22" style:family="paragraph" style:parent-style-name="Heading_20_2">
      <style:paragraph-properties fo:break-before="page"/>
      <style:text-properties style:font-name="Arial"/>
    </style:style>
    <style:style style:name="P23" style:family="paragraph" style:parent-style-name="Heading_20_3" style:list-style-name=""/>
    <style:style style:name="P24" style:family="paragraph" style:parent-style-name="Heading_20_3">
      <style:paragraph-properties fo:break-before="page"/>
    </style:style>
    <style:style style:name="P25" style:family="paragraph" style:parent-style-name="Heading_20_4" style:list-style-name=""/>
    <style:style style:name="P26" style:family="paragraph" style:parent-style-name="Heading_20_4">
      <style:paragraph-properties fo:break-before="page"/>
    </style:style>
    <style:style style:name="P27" style:family="paragraph" style:parent-style-name="Code_20_block">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00ff" fo:font-weight="bold" style:font-weight-asian="bold" style:font-weight-complex="bold"/>
    </style:style>
    <style:style style:name="T5" style:family="text">
      <style:text-properties fo:color="#008000"/>
    </style:style>
    <style:style style:name="T6" style:family="text">
      <style:text-properties fo:font-weight="normal" style:font-weight-asian="normal" style:font-weight-complex="normal"/>
    </style:style>
    <style:style style:name="T7" style:family="text">
      <style:text-properties style:font-name="Arial"/>
    </style:style>
    <style:style style:name="T8" style:family="text">
      <style:text-properties style:font-name="Arial" fo:font-style="italic" style:font-style-asian="italic" style:font-style-complex="italic"/>
    </style:style>
    <style:style style:name="T9" style:family="text">
      <style:text-properties style:font-name="Arial" fo:font-weight="bold" style:font-weight-asian="bold" style:font-weight-complex="bold"/>
    </style:style>
    <style:style style:name="T10" style:family="text">
      <style:text-properties style:font-name="Arial" fo:font-style="normal" fo:font-weight="bold" style:font-style-asian="normal" style:font-weight-asian="bold" style:font-style-complex="normal" style:font-weight-complex="bold"/>
    </style:style>
    <style:style style:name="T11" style:family="text">
      <style:text-properties style:text-position="-10% 90%" style:font-name="Arial"/>
    </style:style>
    <style:style style:name="T12" style:family="text">
      <style:text-properties style:use-window-font-color="true"/>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none"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577716" text:style-name="Outline">
        <text:list-item>
          <text:h text:style-name="Heading_20_1" text:outline-level="1">Development Guide</text:h>
          <text:list>
            <text:list-item>
              <text:h text:style-name="Heading_20_2" text:outline-level="2"><text:bookmark text:name="__RefHeading__30301529"/>Task objects<text:bookmark-end text:name="__RefHeading__30301529"/></text:h>
            </text:list-item>
          </text:list>
        </text:list-item>
      </text:list>
      <text:p text:style-name="P5">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30628322" text:continue-numbering="true" text:style-name="Outline">
        <text:list-item>
          <text:list>
            <text:list-item>
              <text:list>
                <text:list-item>
                  <text:h text:style-name="Heading_20_3" text:outline-level="3"><text:bookmark text:name="__RefHeading__30413167"/>JPPFTask<text:bookmark-end text:name="__RefHeading__30413167"/></text:h>
                </text:list-item>
              </text:list>
            </text:list-item>
          </text:list>
        </text:list-item>
      </text:list>
      <text:p text:style-name="P1"><text:a xlink:type="simple" xlink:href="http://www.jppf.org/api-3/index.html?org/jppf/server/protocol/JPPFTask.html">JPPFTask</text:a> is the base super class for any task that is run by JPPF. We will see in the next sections that other forms of tasks, that do not inherit from JPPFTask, are still wrapped by the framework in a subclass of JPPFTask.</text:p>
      <text:p text:style-name="Standard"/>
      <text:p text:style-name="Standard">JPPFTask is defined as follows:</text:p>
      <text:p text:style-name="Standard"/>
      <text:p text:style-name="Code_20_block"><text:s text:c="2"/>public <text:span text:style-name="T4">abstract</text:span> class JPPFTask implements <text:span text:style-name="T4">Task&lt;Object&gt; </text:span>{</text:p>
      <text:p text:style-name="Code_20_block"><text:s text:c="4"/>...</text:p>
      <text:p text:style-name="Code_20_block"><text:s text:c="2"/>}</text:p>
      <text:p text:style-name="Standard"/>
      <text:p text:style-name="Standard">We can see that this class implements the <text:a xlink:type="simple" xlink:href="http://www.jppf.org/api-3/index.html?org/jppf/node/protocol/Task.html">Task&lt;T&gt;</text:a> interface, defined as follows:</text:p>
      <text:p text:style-name="Standard"/>
      <text:p text:style-name="Code_20_block"><text:s text:c="2"/>public interface Task&lt;T&gt; extends <text:span text:style-name="T4">Runnable, Serializable </text:span>{</text:p>
      <text:p text:style-name="Code_20_block"><text:s text:c="4"/>...</text:p>
      <text:p text:style-name="Code_20_block"><text:s text:c="2"/>}</text:p>
      <text:p text:style-name="Standard"/>
      <text:p text:style-name="Standard">We have outlined three important keywords that characterize JPPFTask:</text:p>
      <text:p text:style-name="Standard"/>
      <text:list xml:id="list30569880" text:style-name="List_20_1">
        <text:list-item>
          <text:p text:style-name="P12">abstract: JPPFTask cannot be used directly, it must be extended to construct a real task</text:p>
        </text:list-item>
        <text:list-item>
          <text:p text:style-name="P12">Runnable, via Task&lt;T&gt;: when writing a JPPF task, the run() method of <text:span text:style-name="Code_20_char">java.lang.Runnable</text:span> must be implemented. This is the part of a task that will be executed on a remote node.</text:p>
        </text:list-item>
        <text:list-item>
          <text:p text:style-name="P12">Serializable via Task&lt;T&gt;: tasks are sent to servers and nodes over a network. JPPF uses the Java serialization mechanism to transform task objects into a form appropriate for networking</text:p>
        </text:list-item>
      </text:list>
      <text:p text:style-name="Standard"/>
      <text:p text:style-name="Standard">To write a real task in your application, you simply extend JPPFTask to implement your own type:</text:p>
      <text:p text:style-name="Standard"/>
      <text:p text:style-name="Code_20_block"><text:s text:c="2"/>public class MyTask extends JPPFTask {</text:p>
      <text:p text:style-name="Code_20_block"><text:s text:c="4"/>public void run() {</text:p>
      <text:p text:style-name="Code_20_block"><text:s text:c="6"/><text:span text:style-name="T5">// ... your code here ...</text:span></text:p>
      <text:p text:style-name="Code_20_block"><text:s text:c="4"/>}</text:p>
      <text:p text:style-name="Code_20_block"><text:s text:c="2"/>}</text:p>
      <text:p text:style-name="Standard"/>
      <text:p text:style-name="Standard">We will now review the functionalities that are inherited from JPPFTask.</text:p>
      <text:list xml:id="list30608408" text:continue-list="list30628322"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30620515" text:continue-list="list30569880" text:style-name="List_20_1">
        <text:list-item>
          <text:p text:style-name="P12"><text:span text:style-name="Code_20_char">public void setResult(Object result)</text:span> : <text:s/>stores the execution result; the argument must be serializable</text:p>
        </text:list-item>
        <text:list-item>
          <text:p text:style-name="P12"><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text:s text:c="2"/>public class MyTask extends JPPFTask {</text:p>
      <text:p text:style-name="Code_20_block"><text:s text:c="4"/>public void run() {</text:p>
      <text:p text:style-name="Code_20_block"><text:s text:c="6"/><text:span text:style-name="T5">// ... some code here ...</text:span></text:p>
      <text:p text:style-name="Code_20_block"><text:s text:c="6"/><text:span text:style-name="T3">setResult("This is the result");</text:span></text:p>
      <text:p text:style-name="Code_20_block"><text:s text:c="4"/>}</text:p>
      <text:p text:style-name="Code_20_block"><text:s text:c="2"/>}</text:p>
      <text:p text:style-name="Standard"/>
      <text:p text:style-name="Standard">and later in your application, you would use:</text:p>
      <text:p text:style-name="Standard"/>
      <text:p text:style-name="Code_20_block"><text:s text:c="2"/>String result = (String) myTask.getResult();</text:p>
      <text:p text:style-name="Standard"/>
      <text:p text:style-name="P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text:soft-page-break/>results, which can be used to the exclusion of others, or in any combination. These include, but are not limited to:</text:p>
      <text:p text:style-name="Standard"/>
      <text:list xml:id="list30607661" text:continue-numbering="true" text:style-name="List_20_1">
        <text:list-item>
          <text:p text:style-name="P12">using custom attributes in the task class and their accessors</text:p>
        </text:list-item>
        <text:list-item>
          <text:p text:style-name="P12">storing and getting data to/from a database</text:p>
        </text:list-item>
        <text:list-item>
          <text:p text:style-name="P12">using a file system</text:p>
        </text:list-item>
        <text:list-item>
          <text:p text:style-name="P12">using third-party applications or libraries</text:p>
        </text:list-item>
        <text:list-item>
          <text:p text:style-name="P12">etc ...</text:p>
        </text:list-item>
      </text:list>
      <text:list xml:id="list30622848" text:continue-list="list30608408"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30621026" text:continue-list="list30607661" text:style-name="List_20_1">
        <text:list-item>
          <text:p text:style-name="P12"><text:span text:style-name="Code_20_char">public void setException(Exception e)</text:span> : store an exception for later retrieval</text:p>
        </text:list-item>
        <text:list-item>
          <text:p text:style-name="P12"><text:span text:style-name="Code_20_char">public Exception getException()</text:span> : retrieve an exception that was thrown during execution</text:p>
        </text:list-item>
      </text:list>
      <text:p text:style-name="Standard"/>
      <text:p text:style-name="Standard">Here is an example of explicit exception handling:</text:p>
      <text:p text:style-name="Standard"/>
      <text:p text:style-name="Code_20_block"><text:s text:c="2"/>public class MyTask extends JPPFTask {</text:p>
      <text:p text:style-name="Code_20_block"><text:s text:c="4"/>public void run() {</text:p>
      <text:p text:style-name="Code_20_block"><text:s text:c="6"/>try {</text:p>
      <text:p text:style-name="Code_20_block"><text:s text:c="8"/><text:span text:style-name="T5">// ... some code here ...</text:span></text:p>
      <text:p text:style-name="Code_20_block"><text:s text:c="6"/><text:span text:style-name="T6">} </text:span>catch(Exception e) {</text:p>
      <text:p text:style-name="Code_20_block"><text:s text:c="8"/>setException(e);</text:p>
      <text:p text:style-name="Code_20_block"><text:s text:c="6"/>}</text:p>
      <text:p text:style-name="Code_20_block"><text:s text:c="4"/>}</text:p>
      <text:p text:style-name="Code_20_block"><text:s text:c="2"/>}</text:p>
      <text:p text:style-name="Standard"/>
      <text:p text:style-name="Standard">Later on, you can retrieve the exception as follows:</text:p>
      <text:p text:style-name="Standard"/>
      <text:p text:style-name="Code_20_block"><text:s text:c="2"/>Exception exception = myTask.getException();</text:p>
      <text:p text:style-name="Standard"/>
      <text:p text:style-name="P1">JPPF also automatically handles uncaught exceptions. In fact, we should say that it handles uncaught <text:span text:style-name="T1">throwables</text:span>. Uncaught throwables are never propagated beyond the scope of a task, as this would cause an unpredictable behavior <text:s/>of the node that executes the task. Instead, they are stored within the task using the <text:span text:style-name="Code_20_char">setException()</text:span> method. This way, it is always possible for the application to know what happened.</text:p>
      <text:p text:style-name="Standard"/>
      <text:p text:style-name="Standard">We may wonder what happens when the throwable is not an instance of <text:span text:style-name="Code_20_char">Exception</text:span>, as the method <text:span text:style-name="Code_20_char">setException()</text:span> only takes an <text:span text:style-name="Code_20_char">Exception</text:span> object as argument. In this case, the throwable is wrapped into an instance of JPPFException and can be retrieved by calling its <text:span text:style-name="Code_20_char">getCause()</text:span> method. The following code shows how JPPF handles uncaught exceptions and throwables:</text:p>
      <text:p text:style-name="Standard"/>
      <text:p text:style-name="Code_20_block"><text:s text:c="2"/>JPPFTask task = ...;</text:p>
      <text:p text:style-name="Code_20_block"><text:s text:c="2"/>try <text:s/>{</text:p>
      <text:p text:style-name="Code_20_block"><text:s text:c="4"/>task.run();</text:p>
      <text:p text:style-name="Code_20_block"><text:s text:c="2"/>} catch(Throwable t) {</text:p>
      <text:p text:style-name="Code_20_block"><text:s text:c="4"/>if (t instanceof Exception) task.setException((Exception) t);</text:p>
      <text:p text:style-name="Code_20_block"><text:s text:c="4"/>else task.setException(new JPPFException(t));</text:p>
      <text:p text:style-name="Code_20_block"><text:s text:c="2"/>}</text:p>
      <text:p text:style-name="Standard"/>
      <text:p text:style-name="Standard">Then in the application, you can retrieve the throwable as follows:</text:p>
      <text:p text:style-name="Standard"/>
      <text:p text:style-name="Code_20_block"><text:s text:c="2"/>JPPFTask task = ...;</text:p>
      <text:p text:style-name="Code_20_block"><text:s text:c="2"/>if (task.getException() != null) {</text:p>
      <text:p text:style-name="Code_20_block"><text:s text:c="4"/>Throwable cause = null;</text:p>
      <text:p text:style-name="Code_20_block"><text:s text:c="4"/>Exception e = task.getException();</text:p>
      <text:p text:style-name="Code_20_block"><text:s text:c="4"/>if (e instanceof JPPFException) cause = e.getCause();</text:p>
      <text:p text:style-name="Code_20_block"><text:s text:c="4"/>else cause = e;</text:p>
      <text:p text:style-name="Code_20_block"><text:s text:c="2"/>}</text:p>
      <text:h text:style-name="P25" text:outline-level="4"/>
      <text:list xml:id="list30623577" text:continue-list="list30622848" text:style-name="Outline">
        <text:list-item>
          <text:list>
            <text:list-item>
              <text:list>
                <text:list-item>
                  <text:list>
                    <text:list-item>
                      <text:h text:style-name="P26" text:outline-level="4">Task life cycle</text:h>
                    </text:list-item>
                  </text:list>
                </text:list-item>
              </text:list>
            </text:list-item>
          </text:list>
        </text:list-item>
      </text:list>
      <text:p text:style-name="Standard">JPPF provides some options to control a task's life cycle once it has been submitted, including the following:</text:p>
      <text:list xml:id="list30616591" text:continue-list="list30621026" text:style-name="List_20_1">
        <text:list-item>
          <text:p text:style-name="P12">cancel a task</text:p>
        </text:list-item>
        <text:list-item>
          <text:p text:style-name="P12">task timeout settings</text:p>
        </text:list-item>
      </text:list>
      <text:p text:style-name="Standard"/>
      <text:p text:style-name="P1">Canceling a task applies whether the task has already started or not. Restart and timeout of a task only apply while they are executing. In any case, if a task has already completed its execution, it cannot be canceled, restart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 It also requires that the task be given an identifier that distinguishes it from the other tasks. To this effect, JPPFTask provides the following accessors:</text:p>
      <text:p text:style-name="P2"/>
      <text:p text:style-name="P2"><text:span text:style-name="Code_20_char">public String getId()</text:span>: to get the user-defined id for the task</text:p>
      <text:p text:style-name="Standard"><text:span text:style-name="Code_20_char">public void setId(String id)</text:span>: to set the user-defined id for the task</text:p>
      <text:p text:style-name="Standard"/>
      <text:p text:style-name="P1">It is also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text:s text:c="2"/>public class MyTask extends JPPFTask {</text:p>
      <text:p text:style-name="Code_20_block"><text:s text:c="4"/>public MyTask(String taskId) {</text:p>
      <text:p text:style-name="Code_20_block"><text:s text:c="6"/><text:span text:style-name="T5">// set the task id</text:span></text:p>
      <text:p text:style-name="Code_20_block"><text:s text:c="6"/>this.setId(taskId);</text:p>
      <text:p text:style-name="Code_20_block"><text:s text:c="4"/>}</text:p>
      <text:p text:style-name="Code_20_block"><text:s text:c="2"/></text:p>
      <text:p text:style-name="Code_20_block"><text:s text:c="4"/>@Override</text:p>
      <text:p text:style-name="Code_20_block"><text:s text:c="4"/>public void run() {</text:p>
      <text:p text:style-name="Code_20_block"><text:s text:c="6"/>/<text:span text:style-name="T5">/ task processing here ...</text:span></text:p>
      <text:p text:style-name="Code_20_block"><text:s text:c="4"/>}</text:p>
      <text:p text:style-name="Code_20_block"><text:s text:c="2"/></text:p>
      <text:p text:style-name="Code_20_block"><text:s text:c="4"/>@Override</text:p>
      <text:p text:style-name="Code_20_block"><text:s text:c="4"/>public void onCancel() <text:s/>{</text:p>
      <text:p text:style-name="Code_20_block"><text:s text:c="6"/><text:span text:style-name="T5">// process task cancel event ...</text:span></text:p>
      <text:p text:style-name="Code_20_block"><text:s text:c="4"/>}</text:p>
      <text:p text:style-name="Code_20_block"><text:s text:c="2"/></text:p>
      <text:p text:style-name="Code_20_block"><text:s text:c="4"/>@Override</text:p>
      <text:p text:style-name="Code_20_block"><text:s text:c="4"/>public void onTimeout() {</text:p>
      <text:p text:style-name="Code_20_block"><text:s text:c="6"/><text:span text:style-name="T5">// process task timeout event ...</text:span></text:p>
      <text:p text:style-name="Code_20_block"><text:s text:c="4"/>}</text:p>
      <text:p text:style-name="Code_20_block"><text:s text:c="2"/>}</text:p>
      <text:p text:style-name="Standard"/>
      <text:p text:style-name="Standard">A task timeout can be set by using a <text:a xlink:type="simple" xlink:href="http://www.jppf.org/api-3/index.html?org/jppf/scheduling/JPPFSchedule.html">JPPFSchedule</text:a> object, which is an immutable object that proposes two constructors:</text:p>
      <text:p text:style-name="Standard"/>
      <text:p text:style-name="Code_20_block"><text:s text:c="2"/><text:span text:style-name="T5">// schedule after a specified duration in milliseconds</text:span></text:p>
      <text:p text:style-name="Code_20_block"><text:s text:c="2"/>public JPPFSchedule(final long duration)</text:p>
      <text:p text:style-name="Code_20_block"><text:s text:c="2"/><text:span text:style-name="T5">// schedule at a specified fixed date/time</text:span></text:p>
      <text:p text:style-name="Code_20_block"><text:s text:c="2"/>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JPPFTask implements Task&lt;Object&gt; {</text:p>
      <text:p text:style-name="Code_20_block"><text:s text:c="2"/><text:span text:style-name="T5">// get the timeout schedule</text:span></text:p>
      <text:p text:style-name="Code_20_block"><text:s text:c="2"/>public JPPFSchedule getTimeoutSchedule();</text:p>
      <text:p text:style-name="Code_20_block"><text:s text:c="2"/><text:span text:style-name="T5">// set a new timeout schedule</text:span></text:p>
      <text:p text:style-name="Code_20_block"><text:s text:c="2"/>public void setTimeoutSchedule(final JPPFSchedule timeoutSchedule);</text:p>
      <text:p text:style-name="Code_20_block">}</text:p>
      <text:p text:style-name="Standard"/>
      <text:p text:style-name="Standard"/>
      <text:p text:style-name="P9">For example:</text:p>
      <text:p text:style-name="Standard"/>
      <text:p text:style-name="Code_20_block"><text:s text:c="2"/><text:span text:style-name="T5">// set the task to expire after 5 seconds</text:span></text:p>
      <text:p text:style-name="Code_20_block"><text:s text:c="2"/>myTask.setTimeout(new JPPFSchedule(5000L));</text:p>
      <text:p text:style-name="Code_20_block"><text:s text:c="2"/><text:span text:style-name="T5">// set the task to expire on 9/30/2012 at 12:08 pm</text:span></text:p>
      <text:p text:style-name="Code_20_block"><text:s text:c="2"/>myTask.setTimeoutSchedule(</text:p>
      <text:p text:style-name="Code_20_block"><text:s text:c="4"/>new JPPFSchedule("09/30/2012 12:08 PM", "MM/dd/yyyy hh:mm a"));</text:p>
      <text:list xml:id="list30610646" text:continue-list="list30623577"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job or a task, before or after its execution.</text:p>
      <text:p text:style-name="P1">These error conditions include any instance of Throwable, i.e. any Exception or Error occurring during serialization or deserialization of the tasks, or while sending or receiving data to or from the server.</text:p>
      <text:p text:style-name="P1"/>
      <text:p text:style-name="P1">Depending on when they occur, these errors can be handled in two different ways:</text:p>
      <text:p text:style-name="P1"/>
      <text:list xml:id="list30578113" text:style-name="L1">
        <text:list-item>
          <text:p text:style-name="P14"><text:span text:style-name="T14">When the node is receiving tasks from the server</text:span>: if any error is generated, for any task, then all the tasks will be sent back to the client application as they were initially, with only their exception attribute (see <text:a xlink:type="simple" xlink:href="http://www.jppf.org/api-3/org/jppf/server/protocol/JPPFTask.html#getException()"><text:span text:style-name="Code_20_char">JPPFTask.getException()</text:span></text:a>) set to the captured error.</text:p>
        </text:list-item>
        <text:list-item>
          <text:p text:style-name="P14"><text:span text:style-name="T14">After execution of the tasks</text:span>: for each task that generates an error that prevents it from being sent back to the server, the JPPF will substitute an instance of <text:a xlink:type="simple" xlink:href="http://www.jppf.org/api-3/index.html?org/jppf/server/protocol/JPPFExceptionResult.html"><text:span text:style-name="Code_20_char">JPPFExceptionResult</text:span></text:a>, which is a JPPF task used solely to describe the error and the object on which it occurred.</text:p>
        </text:list-item>
      </text:list>
      <text:list xml:id="list30603707" text:continue-list="list30610646" text:style-name="Outline">
        <text:list-item>
          <text:list>
            <text:list-item>
              <text:list>
                <text:list-item>
                  <text:h text:style-name="Heading_20_3" text:outline-level="3"><text:bookmark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3/index.html?org/jppf/server/protocol/JPPFRunnable.html">@JPPFRunnable</text:a>.</text:p>
      <text:p text:style-name="Standard"/>
      <text:p text:style-name="Standard">Here is an example:</text:p>
      <text:p text:style-name="Standard"/>
      <text:p text:style-name="Code_20_block"><text:s text:c="2"/>public class MyClass implements Serializable {</text:p>
      <text:p text:style-name="Code_20_block"><text:s text:c="4"/><text:span text:style-name="T4">@JPPFRunnable</text:span></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text:s text:c="2"/>JPPFJob job = new JPPFJob();</text:p>
      <text:p text:style-name="Code_20_block"><text:s text:c="2"/>JPPFTask task = job.addTask(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30605725" text:continue-list="list30616591" text:style-name="List_20_1">
        <text:list-item>
          <text:p text:style-name="P12">if the annotated element is an <text:span text:style-name="T1">instance</text:span> (non-static) method, the annotated class must be serializable</text:p>
        </text:list-item>
        <text:list-item>
          <text:p text:style-name="P12">if the class is already an instance of JPPFTask, the annotation will be ignored</text:p>
        </text:list-item>
        <text:list-item>
          <text:p text:style-name="P12">if an annotated method has a return type (i.e. non void), the return value will be set as the task result</text:p>
        </text:list-item>
        <text:list-item>
          <text:p text:style-name="P12">it is possible to annotate a public method or constructor</text:p>
        </text:list-item>
        <text:list-item>
          <text:p text:style-name="P12">an annotated method can be static or non-static</text:p>
        </text:list-item>
        <text:list-item>
          <text:p text:style-name="P12">if the annotated element is a constructor or a static method, the first argument of JPPFJob.addTask() must be a Class object representing the class that declares it.</text:p>
        </text:list-item>
        <text:list-item>
          <text:p text:style-name="P12">an annotated method or constructor can have any signature, with no limit on the number of arguments</text:p>
        </text:list-item>
        <text:list-item>
          <text:p text:style-name="P12">through the task-wrapping mechanism, a JPPF-annotated class benefits from the JPPFTask facilities described in the previous section <text:bookmark-ref text:reference-format="number-all-superior" text:ref-name="__RefHeading__30413167">3.1.1 </text:bookmark-ref>, except for the callback methods onCancel(), onRestart() and onTimeout().</text:p>
        </text:list-item>
      </text:list>
      <text:p text:style-name="Standard"/>
      <text:p text:style-name="Standard"/>
      <text:p text:style-name="P9">Here is an example using an annotated constructor:</text:p>
      <text:p text:style-name="Standard"/>
      <text:p text:style-name="Code_20_block"><text:s text:c="2"/>public class MyClass implements Serializable <text:s/>{</text:p>
      <text:p text:style-name="Code_20_block"><text:s text:c="4"/><text:span text:style-name="T4">@JPPFRunnable</text:span></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Another example using an annotated static method:</text:p>
      <text:p text:style-name="P1"/>
      <text:p text:style-name="Code_20_block"><text:s text:c="2"/>public class MyClass implements Serializable {</text:p>
      <text:p text:style-name="Code_20_block"><text:s text:c="4"/><text:span text:style-name="T4">@JPPFRunnable</text:span></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Note how, in the last 2 examples, we use <text:span text:style-name="Code_20_char">MyClass.class</text:span> as the first argument in <text:span text:style-name="Code_20_char">JPPFJob.addTask()</text:span>.</text:p>
      <text:list xml:id="list30624199" text:continue-list="list30603707"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text:s text:c="2"/>public class MyRunnableClass implements Runnable, Serializable {</text:p>
      <text:p text:style-name="Code_20_block"><text:s text:c="4"/>public void run() {</text:p>
      <text:p text:style-name="Code_20_block"><text:s text:c="6"/>System.out.println("Hello from a Runnable task");</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RunnableClass());</text:p>
      <text:p text:style-name="Standard"/>
      <text:p text:style-name="Standard">The following rules apply to Runnable tasks:</text:p>
      <text:p text:style-name="Standard"/>
      <text:list xml:id="list30607236" text:continue-list="list30605725" text:style-name="List_20_1">
        <text:list-item>
          <text:p text:style-name="P12">the class must be serializable</text:p>
        </text:list-item>
        <text:list-item>
          <text:p text:style-name="P17">if the class is already an instance of <text:span text:style-name="Code_20_char">JPPFTask</text:span>, or annotated with <text:span text:style-name="Code_20_char">@JPPFRunnable</text:span>, it will be processed as such</text:p>
        </text:list-item>
        <text:list-item>
          <text:p text:style-name="P12">through the task-wrapping mechanism, a Runnable task benefits from the <text:span text:style-name="Code_20_char">JPPFTask</text:span> facilities described in the previous section <text:bookmark-ref text:reference-format="number-all-superior" text:ref-name="__RefHeading__30413167">3.1.1 </text:bookmark-ref>, except for the callback methods onCancel(), onRestart() and onTimeout().</text:p>
        </text:list-item>
      </text:list>
      <text:list xml:id="list30616204" text:continue-list="list30624199"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text:s text:c="2"/>public class MyCallableClass implements Callable&lt;String&gt;, Serializable {</text:p>
      <text:p text:style-name="Code_20_block"><text:s text:c="4"/>public String call() throws Exception {</text:p>
      <text:p text:style-name="Code_20_block"><text:s text:c="6"/>String s = "Hello from a Callable task";</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CallableClass());</text:p>
      <text:p text:style-name="Standard"/>
      <text:p text:style-name="P1"/>
      <text:p text:style-name="P10">The following rules apply to Callable tasks:</text:p>
      <text:p text:style-name="Standard"/>
      <text:list xml:id="list30609385" text:continue-list="list30607236" text:style-name="List_20_1">
        <text:list-item>
          <text:p text:style-name="P12">the Callable class must be serializable</text:p>
        </text:list-item>
        <text:list-item>
          <text:p text:style-name="P12">if the class is already an instance of <text:span text:style-name="Code_20_char">JPPF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12">the return value of the <text:span text:style-name="Code_20_char">call()</text:span> method will be set as the task result</text:p>
        </text:list-item>
        <text:list-item>
          <text:p text:style-name="P12">through the task-wrapping mechanism, a callable class benefits from the <text:span text:style-name="Code_20_char">JPPFTask</text:span> facilities described in the previous section <text:bookmark-ref text:reference-format="number-all-superior" text:ref-name="__RefHeading__30413167">3.1.1 </text:bookmark-ref>, except for the callback methods onCancel(), onRestart() and onTimeout().</text:p>
        </text:list-item>
      </text:list>
      <text:list xml:id="list30608111" text:continue-list="list30616204"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3.1.3 </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text:s text:c="2"/>public class MyClass implements Serializable {</text:p>
      <text:p text:style-name="Code_20_block"><text:s text:c="4"/>public MyClass() {</text:p>
      <text:p text:style-name="Code_20_block"><text:s text:c="4"/>}</text:p>
      <text:p text:style-name="Code_20_block"><text:s text:c="2"/></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text:p>
      <text:p text:style-name="Code_20_block"><text:s text:c="2"/><text:span text:style-name="T5">// add a task using the constructor as entry point</text:span></text:p>
      <text:p text:style-name="Code_20_block"><text:s text:c="2"/>JPPFTask task1 = job.addTask("MyClass", <text:span text:style-name="T3">MyClass.class</text:span>, 3, "string arg");</text:p>
      <text:p text:style-name="Code_20_block"><text:s text:c="2"/></text:p>
      <text:p text:style-name="Code_20_block"><text:s text:c="2"/><text:span text:style-name="T5">// add a task using an instance method as entry point</text:span></text:p>
      <text:p text:style-name="Code_20_block"><text:s text:c="2"/>JPPFTask task2 = job.addTask("myMethod", <text:span text:style-name="T3">new MyClass()</text:span>, 3, "string arg");</text:p>
      <text:p text:style-name="Code_20_block"><text:s text:c="2"/></text:p>
      <text:p text:style-name="Code_20_block"><text:s text:c="2"/><text:span text:style-name="T5">// add a task using a static method as entry point</text:span></text:p>
      <text:p text:style-name="Code_20_block"><text:s text:c="2"/>JPPFTask task3 = job.addTask("myStaticMethod", <text:span text:style-name="T3">MyClass.class</text:span>, 3, "string arg");</text:p>
      <text:p text:style-name="P1"/>
      <text:p text:style-name="P1">POJO tasks present the following properties and constraints:</text:p>
      <text:p text:style-name="Standard"/>
      <text:list xml:id="list30610759" text:continue-list="list30609385" text:style-name="List_20_1">
        <text:list-item>
          <text:p text:style-name="P12">if the entry point is an <text:span text:style-name="T1">instance</text:span> (non-static) method, the class must be serializable</text:p>
        </text:list-item>
        <text:list-item>
          <text:p text:style-name="P12">if a method has a return type (i.e. non void), the return value will be set as the task result</text:p>
        </text:list-item>
        <text:list-item>
          <text:p text:style-name="P12">it is possible to use a public method or constructor as entry point</text:p>
        </text:list-item>
        <text:list-item>
          <text:p text:style-name="P12">a method entry point can be static or non-static</text:p>
        </text:list-item>
        <text:list-item>
          <text:p text:style-name="P12">A POJO task is added to a job by calling a <text:span text:style-name="Code_20_char">JPPFJob.addTask()</text:span> method whose first argument is the method or constructor name.</text:p>
        </text:list-item>
        <text:list-item>
          <text:p text:style-name="P12">if the entry point is a constructor or a static method, the second argument of JPPFJob.addTask() be a Class object representing the class that declares it.</text:p>
        </text:list-item>
        <text:list-item>
          <text:p text:style-name="P12">an annotated method or constructor can have any signature, with no limit on the number of arguments</text:p>
        </text:list-item>
        <text:list-item>
          <text:p text:style-name="P15">through the task-wrapping mechanism, a JPPF-annotated class benefits from the JPPFTask facilities described in the previous section <text:bookmark-ref text:reference-format="number-all-superior" text:ref-name="__RefHeading__30413167">3.1.1 </text:bookmark-ref>, except for the callback methods onCancel(), onRestart() and onTimeout().</text:p>
        </text:list-item>
      </text:list>
      <text:p text:style-name="P1"/>
      <text:list xml:id="list30625266" text:continue-list="list30608111" text:style-name="Outline">
        <text:list-item>
          <text:list>
            <text:list-item>
              <text:list>
                <text:list-item>
                  <text:h text:style-name="P24" text:outline-level="3">Running non-Java tasks: Commanding</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3/index.html?org/jppf/server/protocol/CommandLineTask.html"><text:span text:style-name="Code_20_char">CommandLineTask</text:span></text:a>. Like <text:a xlink:type="simple" xlink:href="http://www.jppf.org/api-3/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4">Setup the external process name, path, arguments and environment:</text:p>
      <text:p text:style-name="P1"/>
      <text:p text:style-name="Code_20_block"><text:s text:c="2"/><text:span text:style-name="T5">// list of commands passed to the shell</text:span></text:p>
      <text:p text:style-name="Code_20_block"><text:s text:c="2"/>List&lt;String&gt; getCommandList()</text:p>
      <text:p text:style-name="Code_20_block"><text:s text:c="2"/>void setCommandList(List&lt;String&gt; commandList)</text:p>
      <text:p text:style-name="Code_20_block"><text:s text:c="2"/>void setCommandList(String... commands)</text:p>
      <text:p text:style-name="Code_20_block"><text:s text:c="2"/></text:p>
      <text:p text:style-name="Code_20_block"><text:s text:c="2"/><text:span text:style-name="T5">// set of environment variables</text:span></text:p>
      <text:p text:style-name="Code_20_block"><text:s text:c="2"/>Map&lt;String,String&gt; getEnv()</text:p>
      <text:p text:style-name="Code_20_block"><text:s text:c="2"/>void setEnv(Map&lt;String, String&gt; env)</text:p>
      <text:p text:style-name="Code_20_block"><text:s text:c="2"/></text:p>
      <text:p text:style-name="Code_20_block"><text:s text:c="2"/><text:span text:style-name="T5">// directory in which the command is executed</text:span></text:p>
      <text:p text:style-name="Code_20_block"><text:s text:c="2"/>String getStartDir()</text:p>
      <text:p text:style-name="Code_20_block"><text:s text:c="2"/>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Launch the process:</text:p>
      <text:p text:style-name="P1"/>
      <text:p text:style-name="P1">The process is launched by calling the following method from the <text:span text:style-name="Code_20_char">run()</text:span> method of the task:</text:p>
      <text:p text:style-name="P1"/>
      <text:p text:style-name="Code_20_block"><text:s text:c="2"/>void launchProcess()</text:p>
      <text:p text:style-name="P1"/>
      <text:p text:style-name="P4">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text:s text:c="2"/>boolean isCaptureOutput()</text:p>
      <text:p text:style-name="Code_20_block"><text:s text:c="2"/></text:p>
      <text:p text:style-name="Code_20_block"><text:s text:c="2"/>void setCaptureOutput(boolean captureOutput)</text:p>
      <text:p text:style-name="P6"><text:s text:c="2"/></text:p>
      <text:p text:style-name="P6"><text:s text:c="2"/>// corresponds to what is sent to System.out / stdout</text:p>
      <text:p text:style-name="Code_20_block"><text:s text:c="2"/>String getErrorOutput()</text:p>
      <text:p text:style-name="P6"><text:s text:c="2"/></text:p>
      <text:p text:style-name="P6"><text:s text:c="2"/>// corresponds to what is sent to System.err / stderr</text:p>
      <text:p text:style-name="Code_20_block"><text:s text:c="2"/>String getStandardOutput()</text:p>
      <text:p text:style-name="P1"/>
      <text:p text:style-name="P1"/>
      <text:p text:style-name="P10">Here is a sample command line task that lists the content of a directory in the node's file system:</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text:span text:style-name="T5">// get the name of the node's operating system</text:span></text:p>
      <text:p text:style-name="Code_20_block"><text:s text:c="8"/>String os = System.getProperty("os.name").toLowerCase();</text:p>
      <text:p text:style-name="Code_20_block"><text:s text:c="8"/><text:span text:style-name="T5">// the type of OS determines which command to execute</text:span></text:p>
      <text:p text:style-name="Code_20_block"><text:s text:c="8"/>if (os.indexOf("linux") &gt;= 0) {</text:p>
      <text:p text:style-name="Code_20_block"><text:s text:c="10"/>setCommandList("ls", "-a", "/usr/local");</text:p>
      <text:p text:style-name="Code_20_block"><text:s text:c="8"/>} else if (os.indexOf("windows") &gt;= 0) {</text:p>
      <text:p text:style-name="Code_20_block"><text:s text:c="10"/>setCommandList("cmd", "/C", "dir", "C:\\Windows");</text:p>
      <text:p text:style-name="Code_20_block"><text:s text:c="8"/>}</text:p>
      <text:p text:style-name="Code_20_block"><text:s text:c="8"/><text:span text:style-name="T5">// enable the capture of the console output</text:span></text:p>
      <text:p text:style-name="Code_20_block"><text:s text:c="8"/>setCaptureOutput(true);</text:p>
      <text:p text:style-name="Code_20_block"><text:s text:c="8"/><text:span text:style-name="T5">// execute the script/command</text:span></text:p>
      <text:p text:style-name="Code_20_block"><text:s text:c="8"/>launchProcess();</text:p>
      <text:p text:style-name="Code_20_block"><text:s text:c="8"/><text:span text:style-name="T5">// get the resulting console output and set it as a result</text:span></text:p>
      <text:p text:style-name="Code_20_block"><text:s text:c="8"/>String output = getStandardOutput();</text:p>
      <text:p text:style-name="Code_20_block"><text:s text:c="8"/>setResult(output);</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list xml:id="list30605065"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3/index.html?org/jppf/server/protocol/Location.html"><text:span text:style-name="Code_20_char">Location</text:span></text:a>, which provides the following methods:</text:p>
      <text:p text:style-name="P1"/>
      <text:p text:style-name="Code_20_block"><text:s text:c="2"/>public interface Location&lt;T&gt; {</text:p>
      <text:p text:style-name="Code_20_block"><text:s text:c="4"/><text:span text:style-name="T5">// Copy the content at this location to another location</text:span></text:p>
      <text:p text:style-name="Code_20_block"><text:s text:c="4"/>void copyTo(Location location);</text:p>
      <text:p text:style-name="Code_20_block"><text:s text:c="4"/><text:span text:style-name="T5">// Obtain an input stream to read from this location</text:span></text:p>
      <text:p text:style-name="Code_20_block"><text:s text:c="4"/>InputStream getInputStream();</text:p>
      <text:p text:style-name="Code_20_block"><text:s text:c="4"/><text:span text:style-name="T5">// Obtain an output stream to write to this location</text:span></text:p>
      <text:p text:style-name="Code_20_block"><text:s text:c="4"/>OutputStream getOutputStream():</text:p>
      <text:p text:style-name="Code_20_block"><text:s text:c="4"/><text:span text:style-name="T5">// Get this location's path</text:span></text:p>
      <text:p text:style-name="Code_20_block"><text:s text:c="4"/>T getPath();</text:p>
      <text:p text:style-name="Code_20_block"><text:s text:c="4"/><text:span text:style-name="T5">// Get the size of the data this location points to</text:span></text:p>
      <text:p text:style-name="Code_20_block"><text:s text:c="4"/>long size();</text:p>
      <text:p text:style-name="Code_20_block"><text:s text:c="4"/><text:span text:style-name="T5">// Get the content at this location as an array of bytes</text:span></text:p>
      <text:p text:style-name="Code_20_block"><text:s text:c="4"/>byte[] toByteArray() throws Exception;</text:p>
      <text:p text:style-name="Code_20_block"><text:s text:c="2"/>}</text:p>
      <text:p text:style-name="P1"/>
      <text:p text:style-name="P1">Currently, JPPF provides 3 implementations of this interface:</text:p>
      <text:p text:style-name="P1"/>
      <text:list xml:id="list30602225" text:continue-list="list30610759" text:style-name="List_20_1">
        <text:list-item>
          <text:p text:style-name="P15"><text:a xlink:type="simple" xlink:href="http://www.jppf.org/api-3/index.html?org/jppf/server/protocol/FileLocation.html"><text:span text:style-name="Code_20_char">FileLocation</text:span></text:a> represents a path in the file system</text:p>
        </text:list-item>
        <text:list-item>
          <text:p text:style-name="P15"><text:a xlink:type="simple" xlink:href="http://www.jppf.org/api-3/index.html?org/jppf/server/protocol/URLLocation.html"><text:span text:style-name="Code_20_char">URLLocation</text:span></text:a> can be used to get data to and from a URL, including HTTP and FTP URLs</text:p>
        </text:list-item>
        <text:list-item>
          <text:p text:style-name="P15"><text:a xlink:type="simple" xlink:href="http://www.jppf.org/api-3/index.html?org/jppf/server/protocol/MemoryLocation.html"><text:span text:style-name="Code_20_char">MemoryLocation</text:span></text:a> represents a block of data in memory that can be copied from or sent to another location</text:p>
        </text:list-item>
      </text:list>
      <text:p text:style-name="P1"/>
      <text:p text:style-name="P1"/>
      <text:p text:style-name="P10">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String os = System.getProperty("os.name").toLowerCase();</text:p>
      <text:p text:style-name="Code_20_block"><text:s text:c="8"/>if (os.indexOf("linux") &gt;= 0)</text:p>
      <text:p text:style-name="Code_20_block"><text:s text:c="10"/><text:span text:style-name="T5">// equivalent to shell command "ls -a /usr/local &gt; output.txt"</text:span></text:p>
      <text:p text:style-name="Code_20_block"><text:s text:c="10"/>setCommandList("ls", "-a", "/usr/local", "&gt;", "output.txt");</text:p>
      <text:p text:style-name="Code_20_block"><text:s text:c="8"/>else if (os.indexOf("windows") &gt;= 0)</text:p>
      <text:p text:style-name="Code_20_block"><text:s text:c="10"/><text:span text:style-name="T5">// equivalent to shell command "dir C:\Windows &gt; output.txt"</text:span></text:p>
      <text:p text:style-name="Code_20_block"><text:s text:c="10"/>setCommandList("cmd", "/C", "dir", "C:\\Windows", "&gt;", "output.txt");</text:p>
      <text:p text:style-name="Code_20_block"><text:s text:c="8"/><text:span text:style-name="T5">// disable the capture of the console output</text:span></text:p>
      <text:p text:style-name="Code_20_block"><text:s text:c="8"/>setCaptureOutput(false);</text:p>
      <text:p text:style-name="Code_20_block"><text:s text:c="8"/><text:span text:style-name="T5">// execute the script or command</text:span></text:p>
      <text:p text:style-name="Code_20_block"><text:s text:c="8"/>launchProcess();</text:p>
      <text:p text:style-name="Code_20_block"><text:s text:c="8"/><text:span text:style-name="T5">// copy the resulting file in memory</text:span></text:p>
      <text:p text:style-name="Code_20_block"><text:s text:c="8"/>FileLocation fileLoc = new FileLocation("output.txt");</text:p>
      <text:p text:style-name="Code_20_block"><text:s text:c="8"/>MemoryLocation memoryLoc = new MemoryLocation((int) fileLoc.size());</text:p>
      <text:p text:style-name="Code_20_block"><text:s text:c="8"/>fileLoc.copyTo(memoryLoc);</text:p>
      <text:p text:style-name="Code_20_block"><text:s text:c="8"/><text:span text:style-name="T5">// set the file content as a result</text:span></text:p>
      <text:p text:style-name="Code_20_block"><text:s text:c="8"/>setResult(new String(memoryLoc.toByteArray()));</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p text:style-name="P1"/>
      <text:list xml:id="list30634094" text:continue-list="list30605065" text:style-name="Outline">
        <text:list-item>
          <text:list>
            <text:list-item>
              <text:h text:style-name="P21" text:outline-level="2">Dealing with jobs</text:h>
            </text:list-item>
          </text:list>
        </text:list-item>
      </text:list>
      <text:p text:style-name="Standard">A job is a grouping of tasks with a common set of characteristics and a common SLA. These characteristics include:</text:p>
      <text:p text:style-name="Standard"/>
      <text:list xml:id="list30625354" text:continue-list="list30602225" text:style-name="List_20_1">
        <text:list-item>
          <text:p text:style-name="P12">common data shared between tasks (data provider)</text:p>
        </text:list-item>
        <text:list-item>
          <text:p text:style-name="P12">A common Service Level Agreement (SLA) comprising:</text:p>
        </text:list-item>
      </text:list>
      <text:list xml:id="list30561576" text:style-name="List_20_2">
        <text:list-item>
          <text:list>
            <text:list-item>
              <text:list>
                <text:list-item>
                  <text:p text:style-name="P18">the job priority</text:p>
                </text:list-item>
                <text:list-item>
                  <text:p text:style-name="P18">the maximum number of nodes a job can be executed on</text:p>
                </text:list-item>
                <text:list-item>
                  <text:p text:style-name="P18">an optional execution policy describing which nodes the job can run on</text:p>
                </text:list-item>
                <text:list-item>
                  <text:p text:style-name="P18">a suspended indicator, that enables submitting a job in suspended state, waiting for an external command to resume or start its execution</text:p>
                </text:list-item>
                <text:list-item>
                  <text:p text:style-name="P18">an execution start date and time</text:p>
                </text:list-item>
                <text:list-item>
                  <text:p text:style-name="P18">an expiration (timeout) date and time</text:p>
                </text:list-item>
                <text:list-item>
                  <text:p text:style-name="P18">an indicator specifying what the server should do when the application is disconnected</text:p>
                </text:list-item>
              </text:list>
            </text:list-item>
          </text:list>
        </text:list-item>
      </text:list>
      <text:list xml:id="list30624749" text:continue-list="list30625354" text:style-name="List_20_1">
        <text:list-item>
          <text:p text:style-name="P15">a blocking/non-blocking indicator, specifying whether the job execution is synchronous or asynchronous from the application's point of view</text:p>
        </text:list-item>
        <text:list-item>
          <text:p text:style-name="P15">a listener to receive notifications of completed tasks when running in non-blocking mode</text:p>
        </text:list-item>
        <text:list-item>
          <text:p text:style-name="P15">the ability to receive notifications when the job execution starts and completes</text:p>
        </text:list-item>
        <text:list-item>
          <text:p text:style-name="P15">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3/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30611915" text:continue-list="list30634094"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Code_20_block"><text:s text:c="2"/>public class JPPFJob implements Serializable, JPPFDistributedJob {</text:p>
      <text:p text:style-name="Code_20_block"><text:s text:c="4"/><text:span text:style-name="T5">// create a blocking job with the specified uuid</text:span></text:p>
      <text:p text:style-name="Code_20_block"><text:s text:c="4"/>public JPPFJob(final String jobUuid)</text:p>
      <text:p text:style-name="Code_20_block"><text:s text:c="2"/></text:p>
      <text:p text:style-name="Code_20_block"><text:s text:c="4"/><text:span text:style-name="T5">// get this job's UUID</text:span></text:p>
      <text:p text:style-name="Code_20_block"><text:s text:c="4"/>public String getUuid()</text:p>
      <text:p text:style-name="Code_20_block"><text:s text:c="2"/></text:p>
      <text:p text:style-name="Code_20_block"><text:s text:c="4"/><text:span text:style-name="T5">// get the user-defined display name for this job</text:span></text:p>
      <text:p text:style-name="Code_20_block"><text:s text:c="4"/>public String getName()</text:p>
      <text:p text:style-name="Code_20_block"><text:s text:c="2"/></text:p>
      <text:p text:style-name="Code_20_block"><text:s text:c="4"/><text:span text:style-name="T5">// set the user-defined display name for this job</text:span></text:p>
      <text:p text:style-name="Code_20_block"><text:s text:c="4"/>public void setName(final String name)</text:p>
      <text:p text:style-name="Code_20_block"><text:s text:c="2"/>}</text:p>
      <text:h text:style-name="P23" text:outline-level="3"/>
      <text:list xml:id="list30602897" text:continue-numbering="true" text:style-name="Outline">
        <text:list-item>
          <text:list>
            <text:list-item>
              <text:list>
                <text:list-item>
                  <text:h text:style-name="P24"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4">Constructors for blocking jobs</text:p>
      <text:p text:style-name="P1"/>
      <text:p text:style-name="P6"><text:s text:c="2"/>// creates a blocking job with no data provider and default SLA values</text:p>
      <text:p text:style-name="Code_20_block"><text:s text:c="2"/>public JPPFJob()</text:p>
      <text:p text:style-name="P6"><text:s text:c="2"/>// creates a blocking job with the specified data provider and default SLA values</text:p>
      <text:p text:style-name="Code_20_block"><text:s text:c="2"/>public JPPFJob(DataProvider dataProvider)</text:p>
      <text:p text:style-name="P6"><text:s text:c="2"/>// creates a blocking job with the specified data provider and SLA</text:p>
      <text:p text:style-name="Code_20_block"><text:s text:c="2"/>public JPPFJob(DataProvider dataProvider, JPPFJobSLA jobSLA)</text:p>
      <text:p text:style-name="P1"/>
      <text:p text:style-name="P4">Constructors for non-blocking jobs</text:p>
      <text:p text:style-name="P1"/>
      <text:p text:style-name="P6"><text:s text:c="2"/>// creates a blocking job with the specified execution results listener,</text:p>
      <text:p text:style-name="P6"><text:s text:c="2"/>// no data provider and default SLA values</text:p>
      <text:p text:style-name="Code_20_block"><text:s text:c="2"/>public JPPFJob(TaskResultListener resultsListener)</text:p>
      <text:p text:style-name="P6"><text:s text:c="2"/>// creates a blocking job with the specified execution results listener,</text:p>
      <text:p text:style-name="P6"><text:s text:c="2"/>// data provider and default SLA values</text:p>
      <text:p text:style-name="Code_20_block"><text:s text:c="2"/>public JPPFJob(DataProvider dataProvider, TaskResultListener resultsListener)</text:p>
      <text:p text:style-name="P6"><text:s text:c="2"/>// creates a blocking job with the specified execution results listener,</text:p>
      <text:p text:style-name="P6"><text:s text:c="2"/>// data provider and SLA</text:p>
      <text:p text:style-name="Code_20_block"><text:s text:c="2"/>public JPPFJob(DataProvider dataProvider, JPPFJobSLA jobSLA,</text:p>
      <text:p text:style-name="Code_20_block"><text:s text:c="17"/>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6"><text:s text:c="2"/>// creates a job with the specified data provider, SLA, blocking indicator</text:p>
      <text:p text:style-name="P6"><text:s text:c="2"/>// and execution results listener</text:p>
      <text:p text:style-name="Code_20_block"><text:s text:c="2"/>public JPPFJob(DataProvider dataProvider, JPPFJobSLA jobSLA, boolean blocking,</text:p>
      <text:p text:style-name="Code_20_block"><text:s text:c="17"/>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30604578"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3.1 </text:bookmark-ref> about the various forms of tasks that we can use in JPPF, <text:a xlink:type="simple" xlink:href="http://www.jppf.org/api-3/index.html?org/jppf/client/JPPFJob.html"><text:span text:style-name="Code_20_char">JPPFJob</text:span></text:a> provides two methods to add tasks to a job.</text:p>
      <text:p text:style-name="P1"/>
      <text:p text:style-name="P4">Addding a JPPFTask, annotated, Runnable or Callable task</text:p>
      <text:p text:style-name="P1"/>
      <text:p text:style-name="Code_20_block"><text:s text:c="2"/>public JPPFTask addTask(Object taskObject, Object...args) throws JPPFException</text:p>
      <text:p text:style-name="P1"/>
      <text:p text:style-name="P1">The <text:span text:style-name="Code_20_char">taskObject</text:span> parameter can be one of the following:</text:p>
      <text:p text:style-name="P1"/>
      <text:list xml:id="list30606082" text:continue-list="list30624749" text:style-name="List_20_1">
        <text:list-item>
          <text:p text:style-name="P15">an instance of <text:span text:style-name="Code_20_char">JPPFTask</text:span></text:p>
        </text:list-item>
        <text:list-item>
          <text:p text:style-name="P15">an instance of a class with a non-static public method annotated with <text:span text:style-name="Code_20_char">@JPPFRunnable</text:span></text:p>
        </text:list-item>
        <text:list-item>
          <text:p text:style-name="P15">a <text:span text:style-name="Code_20_char">Class</text:span> object representing a class that has a public static method or a constructor annotated with <text:span text:style-name="Code_20_char">@JPPFRunnable</text:span></text:p>
        </text:list-item>
        <text:list-item>
          <text:p text:style-name="P15">an instance of a a Runnable class</text:p>
        </text:list-item>
        <text:list-item>
          <text:p text:style-name="P15">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a subclass of) <text:span text:style-name="Code_20_char">JPPFTask</text:span>, regardless the type of task that is added. In the case of an annotated, Runnable or Callable task, the original task object, wrapped by this JPPFTask, can be retrieved using the method <text:span text:style-name="Code_20_char">JPPFTask.getTaskObject()</text:span>, as in the following example:</text:p>
      <text:p text:style-name="P1"/>
      <text:p text:style-name="Code_20_block"><text:s text:c="2"/>JPPFTask task = job.addTask(new MyRunnableTask());</text:p>
      <text:p text:style-name="Code_20_block"><text:s text:c="2"/>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4">Adding a POJO task</text:p>
      <text:p text:style-name="P1"/>
      <text:p text:style-name="Code_20_block"><text:s text:c="2"/>public JPPFTask addTask(String method, Object taskObject, Object...args)</text:p>
      <text:p text:style-name="Code_20_block"><text:s text:c="4"/>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30610452" text:continue-numbering="true" text:style-name="List_20_1">
        <text:list-item>
          <text:p text:style-name="P15">an instance of the POJO class if the entry point is a non-static method</text:p>
        </text:list-item>
        <text:list-item>
          <text:p text:style-name="P12">a <text:span text:style-name="Code_20_char">Class</text:span> object representing a <text:s/>POJO class that has a public static method or a constructor <text:span text:style-name="Code_20_char">a</text:span><text:span text:style-name="Code_20_char"><text:span text:style-name="T7">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ext:s text:c="2"/>JPPFTask task = job.addTask("myMethod", new MyPOJOTask(), 3, "string");</text:p>
      <text:p text:style-name="Code_20_block"><text:s text:c="2"/>MyPOJOTask pojoTask = (MyPOJOTask) task.getTaskObject();</text:p>
      <text:p text:style-name="P1"/>
      <text:p text:style-name="P1">As JPPF is using reflection to properly wrap the task, an eventual exception may be thrown. It will then be wrapped into a <text:span text:style-name="Code_20_char">JPPFException</text:span>.</text:p>
      <text:list xml:id="list30632573" text:continue-list="list30604578" text:style-name="Outline">
        <text:list-item>
          <text:list>
            <text:list-item>
              <text:list>
                <text:list-item>
                  <text:h text:style-name="Heading_20_3" text:outline-level="3"><text:bookmark text:name="__RefHeading__31346792"/>Non-blocking jobs<text:bookmark-end text:name="__RefHeading__31346792"/></text:h>
                </text:list-item>
              </text:list>
            </text:list-item>
          </text:list>
        </text:list-item>
      </text:list>
      <text:p text:style-name="P1"><text:span text:style-name="Code_20_char"><text:span text:style-name="T7">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7"/></text:span></text:p>
      <text:p text:style-name="P1"><text:span text:style-name="Code_20_char"><text:span text:style-name="T7">These listeners are represented by the interface </text:span></text:span><text:a xlink:type="simple" xlink:href="http://www.jppf.org/api-3/index.html?org/jppf/client/event/TaskResultListener.html"><text:span text:style-name="Code_20_char">TaskResultListener</text:span></text:a><text:span text:style-name="Code_20_char"><text:span text:style-name="T7">. It is defined as follows:</text:span></text:span></text:p>
      <text:p text:style-name="P1"><text:span text:style-name="Code_20_char"><text:span text:style-name="T7"/></text:span></text:p>
      <text:p text:style-name="Code_20_block"><text:s text:c="2"/>public interface TaskResultListener extends EventListener {</text:p>
      <text:p text:style-name="Code_20_block"><text:s text:c="4"/>void resultsReceived(TaskResultEvent event);</text:p>
      <text:p text:style-name="Code_20_block"><text:s text:c="2"/>}</text:p>
      <text:p text:style-name="P1"><text:span text:style-name="Code_20_char"><text:span text:style-name="T7"/></text:span></text:p>
      <text:p text:style-name="P1"><text:span text:style-name="Code_20_char"><text:span text:style-name="T7">We will thus be listening for events of type </text:span></text:span><text:a xlink:type="simple" xlink:href="http://www.jppf.org/api-3/index.html?org/jppf/client/event/TaskResultEvent.html"><text:span text:style-name="Code_20_char">TaskResultEvent</text:span></text:a><text:span text:style-name="Code_20_char"><text:span text:style-name="T7">. Since JPPF 2.5, the public API for TaskResultEvent has two methods, as illustrated below:</text:span></text:span></text:p>
      <text:p text:style-name="P1"><text:span text:style-name="Code_20_char"><text:span text:style-name="T7"/></text:span></text:p>
      <text:p text:style-name="Code_20_block"><text:s text:c="2"/>public class TaskResultEvent extends EventObject {</text:p>
      <text:p text:style-name="Code_20_block"><text:s text:c="4"/><text:span text:style-name="T5">// Get the list of tasks whose results have been received from the server</text:span></text:p>
      <text:p text:style-name="Code_20_block"><text:s text:c="4"/>public List&lt;JPPFTask&gt; getTaskList();</text:p>
      <text:p text:style-name="Code_20_block"><text:s text:c="2"/></text:p>
      <text:p text:style-name="Code_20_block"><text:s text:c="4"/><text:span text:style-name="T5">// Get the throwable eventually raised while receiving the results</text:span></text:p>
      <text:p text:style-name="Code_20_block"><text:s text:c="4"/>public Throwable getThrowable()</text:p>
      <text:p text:style-name="Code_20_block"><text:s text:c="2"/>}</text:p>
      <text:p text:style-name="P1"><text:span text:style-name="Code_20_char"><text:span text:style-name="T7"/></text:span></text:p>
      <text:p text:style-name="P1"><text:span text:style-name="Code_20_char"><text:span text:style-name="T7">We can see that each notification is wrapping either a list of </text:span></text:span><text:span text:style-name="Code_20_char">JPPFTask</text:span><text:span text:style-name="Code_20_char"><text:span text:style-name="T7"> instances, or a Throwable to may be raised while receiving the results, both being mutually exclusive, mean that there is always one of the two methods that returns null..</text:span></text:span></text:p>
      <text:p text:style-name="P1"><text:span text:style-name="Code_20_char"><text:span text:style-name="T7"/></text:span></text:p>
      <text:p text:style-name="P1"><text:span text:style-name="Code_20_char"><text:span text:style-name="T7">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7"> should be used. Each task position is automatically calculated by JPPF at the time the job is submitted, as shown in the example below.</text:span></text:span></text:p>
      <text:p text:style-name="P1"><text:span text:style-name="Code_20_char"><text:span text:style-name="T7"/></text:span></text:p>
      <text:p text:style-name="P1"><text:span text:style-name="Code_20_char"><text:span text:style-name="T7">When the event's </text:span></text:span><text:span text:style-name="Code_20_char">Throwable</text:span><text:span text:style-name="Code_20_char"><text:span text:style-name="T7">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7">, as if it were created anew. This is illustrated in the following example:</text:span></text:span></text:p>
      <text:p text:style-name="P1"><text:span text:style-name="Code_20_char"><text:span text:style-name="T7"/></text:span></text:p>
      <text:p text:style-name="P27"><text:s text:c="2"/>public class MyResultListener implements TaskResultListener {</text:p>
      <text:p text:style-name="Code_20_block"><text:s text:c="4"/><text:span text:style-name="T5">// Initial count of tasks in the job</text:span></text:p>
      <text:p text:style-name="Code_20_block"><text:s text:c="4"/>private int initialCount = 0;</text:p>
      <text:p text:style-name="Code_20_block"><text:s text:c="4"/><text:span text:style-name="T5">// Count of results not yet received</text:span></text:p>
      <text:p text:style-name="Code_20_block"><text:s text:c="4"/>private int pendingCount = 0;</text:p>
      <text:p text:style-name="Code_20_block"><text:s text:c="4"/><text:span text:style-name="T5">// Sorted map containing the resulting tasks, ordered by ascending position</text:span></text:p>
      <text:p text:style-name="Code_20_block"><text:s text:c="4"/>private Map&lt;Integer, JPPFTask&gt; resultMap = new TreeMap&lt;Integer, JPPFTask&gt;();</text:p>
      <text:p text:style-name="Code_20_block"><text:s text:c="2"/></text:p>
      <text:p text:style-name="Code_20_block"><text:s text:c="4"/><text:span text:style-name="T5">// Initialize this collector with a specified number of tasks</text:span></text:p>
      <text:p text:style-name="Code_20_block"><text:s text:c="4"/>public MyResultListener(int count) {</text:p>
      <text:p text:style-name="Code_20_block"><text:s text:c="6"/>initialCount = count;</text:p>
      <text:p text:style-name="Code_20_block"><text:s text:c="6"/>pendingCount = count;</text:p>
      <text:p text:style-name="Code_20_block"><text:s text:c="4"/>}</text:p>
      <text:p text:style-name="Code_20_block"><text:s text:c="2"/></text:p>
      <text:p text:style-name="Code_20_block"><text:s text:c="4"/><text:span text:style-name="T5">// Notification that the results of a number of tasks have been received</text:span></text:p>
      <text:p text:style-name="Code_20_block"><text:s text:c="4"/>public void resultsReceived(TaskResultEvent event) {</text:p>
      <text:p text:style-name="Code_20_block"><text:s text:c="6"/>if (event.getThrowable() != null) {</text:p>
      <text:p text:style-name="Code_20_block"><text:s text:c="8"/><text:span text:style-name="T5">// Reset the state of this listener as if for a new job</text:span></text:p>
      <text:p text:style-name="Code_20_block"><text:s text:c="8"/>resultMap.clear();</text:p>
      <text:p text:style-name="Code_20_block"><text:s text:c="8"/>pendingCount = initialCount;</text:p>
      <text:p text:style-name="Code_20_block"><text:s text:c="6"/>} else {</text:p>
      <text:p text:style-name="Code_20_block"><text:s text:c="8"/><text:span text:style-name="T5">// Insert the tasks in the map, in ascending position order</text:span></text:p>
      <text:p text:style-name="Code_20_block"><text:s text:c="8"/>for (JPPFTask task: event.getTaskList()) resultMap.put(task.getPosition(), task);</text:p>
      <text:p text:style-name="Code_20_block"><text:s text:c="8"/><text:span text:style-name="T5">// Update the number of pending tasks accordingly</text:span></text:p>
      <text:p text:style-name="Code_20_block"><text:s text:c="8"/>pendingCount -= event.getTaskList().size();</text:p>
      <text:p text:style-name="Code_20_block"><text:s text:c="6"/>}</text:p>
      <text:p text:style-name="Code_20_block"><text:s text:c="4"/>}</text:p>
      <text:p text:style-name="Code_20_block"><text:s text:c="2"/></text:p>
      <text:p text:style-name="Code_20_block"><text:s text:c="4"/><text:span text:style-name="T5">// Get the list of results</text:span></text:p>
      <text:p text:style-name="Code_20_block"><text:s text:c="4"/>public List&lt;JPPFTask&gt; getResults() {</text:p>
      <text:p text:style-name="Code_20_block"><text:s text:c="6"/>List&lt;JPPFTask&gt; results = new ArrayList&lt;JPPFTask&gt;();</text:p>
      <text:p text:style-name="Code_20_block"><text:s text:c="6"/><text:span text:style-name="T5">// collect all results received so far in ascending position order</text:span></text:p>
      <text:p text:style-name="Code_20_block"><text:s text:c="6"/>for (Integer n: resultMap.keySet()) results.add(resultMap.get(n));</text:p>
      <text:p text:style-name="Code_20_block"><text:s text:c="6"/>return results;</text:p>
      <text:p text:style-name="Code_20_block"><text:s text:c="4"/>}</text:p>
      <text:p text:style-name="Code_20_block"><text:s text:c="2"/></text:p>
      <text:p text:style-name="Code_20_block"><text:s text:c="4"/>public boolean isJobComplete() {</text:p>
      <text:p text:style-name="Code_20_block"><text:s text:c="6"/>return pendingCount &lt;= 0;</text:p>
      <text:p text:style-name="Code_20_block"><text:s text:c="4"/>}</text:p>
      <text:p text:style-name="Code_20_block"><text:s text:c="2"/>}</text:p>
      <text:p text:style-name="P1"><text:span text:style-name="Code_20_char"><text:span text:style-name="T7"/></text:span></text:p>
      <text:p text:style-name="P1"><text:span text:style-name="Code_20_char"><text:span text:style-name="T7">We can then use our result listener as follows:</text:span></text:span></text:p>
      <text:p text:style-name="P1"><text:span text:style-name="Code_20_char"><text:span text:style-name="T7"/></text:span></text:p>
      <text:p text:style-name="Code_20_block"><text:s text:c="2"/><text:span text:style-name="T5">// create a job</text:span></text:p>
      <text:p text:style-name="Code_20_block"><text:s text:c="2"/>JPPFJob myJob <text:s/>= new JPPFJob();</text:p>
      <text:p text:style-name="Code_20_block"><text:s text:c="2"/><text:span text:style-name="T5">// add 10 tasks</text:span></text:p>
      <text:p text:style-name="Code_20_block"><text:s text:c="2"/>for (int i=0; i&lt;10; i++) myJob.add(new MyTask(i));</text:p>
      <text:p text:style-name="Code_20_block"><text:s text:c="2"/><text:span text:style-name="T5">// create a task result listener</text:span></text:p>
      <text:p text:style-name="Code_20_block"><text:s text:c="2"/>MyResultListener myResultListener = new MyResultListener(10);</text:p>
      <text:p text:style-name="Code_20_block"><text:s text:c="2"/><text:span text:style-name="T5">// register the listener with the job</text:span></text:p>
      <text:p text:style-name="Code_20_block"><text:s text:c="2"/>myJob.setResultListener(myResultListener);</text:p>
      <text:p text:style-name="Code_20_block"><text:s text:c="2"/><text:span text:style-name="T5">// set the job as non-blocking</text:span></text:p>
      <text:p text:style-name="Code_20_block"><text:s text:c="2"/>myJob.setBlocking(false);</text:p>
      <text:p text:style-name="Code_20_block"><text:s text:c="2"/></text:p>
      <text:p text:style-name="Code_20_block"><text:s text:c="2"/><text:span text:style-name="T5">// submit the job</text:span></text:p>
      <text:p text:style-name="Code_20_block"><text:s text:c="2"/>jppfClient.submit(job);</text:p>
      <text:p text:style-name="Code_20_block"><text:s text:c="2"/></text:p>
      <text:p text:style-name="Code_20_block"><text:s text:c="2"/>while (!myResultListener.isJobComplete()) {</text:p>
      <text:p text:style-name="Code_20_block"><text:s text:c="4"/><text:span text:style-name="T5">// ... do something while the job is executing ...</text:span></text:p>
      <text:p text:style-name="Code_20_block"><text:s text:c="2"/>}</text:p>
      <text:p text:style-name="Code_20_block"><text:s text:c="2"/></text:p>
      <text:p text:style-name="Code_20_block"><text:s text:c="2"/><text:span text:style-name="T5">// once the job is complete, process the results</text:span></text:p>
      <text:p text:style-name="Code_20_block"><text:s text:c="2"/>List&lt;JPPFTask&gt; results = myResultListener.getResults();</text:p>
      <text:p text:style-name="P1"><text:span text:style-name="Code_20_char"><text:span text:style-name="T7"/></text:span></text:p>
      <text:p text:style-name="P1"><text:span text:style-name="Code_20_char"><text:span text:style-name="T7">JPPF uses an existing implementation of </text:span></text:span><text:span text:style-name="Code_20_char"><text:span text:style-name="T1">TaskResultListener</text:span></text:span><text:span text:style-name="Code_20_char"><text:span text:style-name="T7">: the class </text:span></text:span><text:a xlink:type="simple" xlink:href="http://www.jppf.org/api-3/index.html?org/jppf/client/JPPFResultCollector.html"><text:span text:style-name="Code_20_char">JPPFResultCollector</text:span></text:a><text:span text:style-name="Code_20_char"><text:span text:style-name="T7">.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7"> methods, so you don't have to write your own synchronization code. Additionally, </text:span></text:span><text:span text:style-name="Code_20_char">JPPFResultCollector</text:span><text:span text:style-name="Code_20_char"><text:span text:style-name="T7"> is also always used for blocking jobs.</text:span></text:span></text:p>
      <text:list xml:id="list30618968" text:continue-numbering="true" text:style-name="Outline">
        <text:list-item>
          <text:list>
            <text:list-item>
              <text:h text:style-name="Heading_20_2" text:outline-level="2"><text:soft-page-break/>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3/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30632378" text:continue-list="list30561576" text:style-name="List_20_2">
        <text:list-item>
          <text:p text:style-name="P16">handle and store the execution results of the tasks</text:p>
        </text:list-item>
        <text:list-item>
          <text:p text:style-name="P16">ensure the results are in the same order as the tasks initially submitted</text:p>
        </text:list-item>
        <text:list-item>
          <text:p text:style-name="P16">handle errors occurring while receiving the results from the server</text:p>
        </text:list-item>
        <text:list-item>
          <text:p text:style-name="P16">update the state of the job's execution</text:p>
        </text:list-item>
        <text:list-item>
          <text:p text:style-name="P16">optionally handle the persistence of the job's state for later recovery</text:p>
        </text:list-item>
      </text:list>
      <text:p text:style-name="P1"/>
      <text:p text:style-name="P1">To store the execution results, the <text:a xlink:type="simple" xlink:href="http://www.jppf.org/api-3/index.html?org/jppf/client/JPPFJob.html"><text:span text:style-name="Code_20_char">JPPFJob</text:span></text:a> class holds an instance of <text:a xlink:type="simple" xlink:href="http://www.jppf.org/api-3/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text:s text:c="2"/>public class JobResults {</text:p>
      <text:p text:style-name="Code_20_block"><text:s text:c="4"/><text:span text:style-name="T5">// Get the current number of received results</text:span></text:p>
      <text:p text:style-name="Code_20_block"><text:s text:c="4"/>public synchronized int size()</text:p>
      <text:p text:style-name="Code_20_block"/>
      <text:p text:style-name="Code_20_block"><text:s text:c="4"/><text:span text:style-name="T5">// Determine whether the job received a result</text:span></text:p>
      <text:p text:style-name="Code_20_block"><text:s text:c="4"/><text:span text:style-name="T5">// for the task at the specified position</text:span></text:p>
      <text:p text:style-name="Code_20_block"><text:s text:c="4"/>public synchronized boolean hasResult(final int position)</text:p>
      <text:p text:style-name="Code_20_block"/>
      <text:p text:style-name="Code_20_block"><text:s text:c="4"/><text:span text:style-name="T5">// Add the specified results to the job</text:span></text:p>
      <text:p text:style-name="Code_20_block"><text:s text:c="4"/>public synchronized void putResults(final List&lt;JPPFTask&gt; tasks)</text:p>
      <text:p text:style-name="Code_20_block"/>
      <text:p text:style-name="Code_20_block"><text:s text:c="4"/><text:span text:style-name="T5">// Get all the tasks received as results for the job</text:span></text:p>
      <text:p text:style-name="Code_20_block"><text:s text:c="4"/>public synchronized Collection&lt;JPPFTask&gt; getAll()</text:p>
      <text:p text:style-name="Code_20_block"><text:s text:c="2"/>}</text:p>
      <text:p text:style-name="P1"/>
      <text:p text:style-name="P1">Since <text:a xlink:type="simple" xlink:href="http://www.jppf.org/api-3/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30625852" text:continue-list="list30618968" text:style-name="Outline">
        <text:list-item>
          <text:list>
            <text:list-item>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p text:style-name="Standard"/>
      <text:list xml:id="list30607991" text:continue-numbering="true" text:style-name="Outline">
        <text:list-item>
          <text:list>
            <text:list-item>
              <text:list>
                <text:list-item>
                  <text:h text:style-name="P24"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3/index.html?org/jppf/client/persistence/JobPersistence.html"><text:span text:style-name="Code_20_char">JobPersistence</text:span></text:a> interface, defined as follows:</text:p>
      <text:p text:style-name="Standard"/>
      <text:p text:style-name="Code_20_block"><text:s text:c="2"/>package org.jppf.client.persistence;</text:p>
      <text:p text:style-name="Code_20_block"><text:s text:c="2"/></text:p>
      <text:p text:style-name="Code_20_block"><text:s text:c="2"/>public interface JobPersistence&lt;K&gt; {</text:p>
      <text:p text:style-name="Code_20_block"><text:s text:c="4"/><text:span text:style-name="T5">// Compute the key for the specified job. All calls to this method</text:span></text:p>
      <text:p text:style-name="P6"><text:s text:c="4"/>// with the same job instance should always return the same result.</text:p>
      <text:p text:style-name="Code_20_block"><text:s text:c="4"/>K computeKey(JPPFJob job);</text:p>
      <text:p text:style-name="Code_20_block"><text:s text:c="2"/></text:p>
      <text:p text:style-name="Code_20_block"><text:s text:c="4"/><text:span text:style-name="T5">// Get the keys of all jobs in the persistence store</text:span></text:p>
      <text:p text:style-name="Code_20_block"><text:s text:c="4"/>Collection&lt;K&gt; allKeys() throws JobPersistenceException;</text:p>
      <text:p text:style-name="Code_20_block"><text:s text:c="2"/></text:p>
      <text:p text:style-name="Code_20_block"><text:s text:c="4"/><text:span text:style-name="T5">// Load a job from the persistence store given its key</text:span></text:p>
      <text:p text:style-name="Code_20_block"><text:s text:c="4"/>JPPFJob loadJob(K key) throws JobPersistenceException;</text:p>
      <text:p text:style-name="Code_20_block"><text:s text:c="2"/></text:p>
      <text:p text:style-name="Code_20_block"><text:s text:c="4"/><text:span text:style-name="T5">// Store the specified tasks of the specified job with the specified key</text:span></text:p>
      <text:p text:style-name="Code_20_block"><text:s text:c="4"/><text:span text:style-name="T5">// The list of tasks may be used to only store the delta for better performance</text:span></text:p>
      <text:p text:style-name="Code_20_block"><text:s text:c="4"/>void storeJob(K key, JPPFJob job, List&lt;JPPFTask&gt; tasks)</text:p>
      <text:p text:style-name="Code_20_block"><text:s text:c="6"/>throws JobPersistenceException;</text:p>
      <text:p text:style-name="Code_20_block"><text:s text:c="2"/></text:p>
      <text:p text:style-name="Code_20_block"><text:s text:c="4"/><text:span text:style-name="T5">// Delete the job with the specified key from the persistence store</text:span></text:p>
      <text:p text:style-name="Code_20_block"><text:s text:c="4"/>void deleteJob(K key) throws JobPersistenceException;</text:p>
      <text:p text:style-name="Code_20_block"><text:s text:c="2"/></text:p>
      <text:p text:style-name="Code_20_block"><text:s text:c="4"/><text:span text:style-name="T5">// Close this store and release any used resources</text:span></text:p>
      <text:p text:style-name="Code_20_block"><text:s text:c="4"/>void close();</text:p>
      <text:p text:style-name="Code_20_block"><text:s text:c="2"/>}</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3/index.html?org/jppf/client/JPPFJob.html"><text:span text:style-name="Code_20_char">JPPFJob</text:span></text:a> class provides the following getter and setter for the persistence manager:</text:p>
      <text:p text:style-name="P1"/>
      <text:p text:style-name="Code_20_block"><text:s text:c="2"/>public class JPPFJob implements Serializable, JPPFDistributedJob {</text:p>
      <text:p text:style-name="Code_20_block"><text:s text:c="4"/><text:span text:style-name="T5">// Get the persistence manager</text:span></text:p>
      <text:p text:style-name="Code_20_block"><text:s text:c="4"/>public &lt;T&gt; JobPersistence&lt;T&gt; getPersistenceManager()</text:p>
      <text:p text:style-name="Code_20_block"><text:s text:c="2"/></text:p>
      <text:p text:style-name="Code_20_block"><text:s text:c="4"/><text:span text:style-name="T5">// Set the persistence manager</text:span></text:p>
      <text:p text:style-name="Code_20_block"><text:s text:c="4"/>public &lt;T&gt; void setPersistenceManager(final JobPersistence&lt;T&gt; persistenceManager)</text:p>
      <text:p text:style-name="Code_20_block"><text:s text:c="2"/>}</text:p>
      <text:p text:style-name="P1"/>
      <text:p text:style-name="P1">JPPF provides a ready-to-use implementation of JobPersistence: the class <text:a xlink:type="simple" xlink:href="http://www.jppf.org/api-3/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text:s text:c="2"/>public class DefaultFilePersistenceManager implements JobPersistence&lt;String&gt; {</text:p>
      <text:p text:style-name="Code_20_block"><text:s text:c="4"/><text:span text:style-name="T5">// Initialize with the specified root path, using default file prefix and extension</text:span></text:p>
      <text:p text:style-name="Code_20_block"><text:s text:c="4"/>public DefaultFilePersistenceManager(File root)</text:p>
      <text:p text:style-name="Code_20_block"/>
      <text:p text:style-name="Code_20_block"><text:s text:c="4"/><text:span text:style-name="T5">// Initialize with the specified root path, file prefix and extension</text:span></text:p>
      <text:p text:style-name="Code_20_block"><text:s text:c="4"/>public DefaultFilePersistenceManager(File root, String prefix, String ext)</text:p>
      <text:p text:style-name="Code_20_block"/>
      <text:p text:style-name="Code_20_block"><text:s text:c="4"/><text:span text:style-name="T5">// Initialize with the specified root path, using default file prefix and extension</text:span></text:p>
      <text:p text:style-name="Code_20_block"><text:s text:c="4"/>public DefaultFilePersistenceManager(String root)</text:p>
      <text:p text:style-name="Code_20_block"/>
      <text:p text:style-name="Code_20_block"><text:s text:c="4"/><text:span text:style-name="T5">// Initialize with the specified root path, file prefix and extension</text:span></text:p>
      <text:p text:style-name="Code_20_block"><text:s text:c="4"/>public DefaultFilePersistenceManager(String root, String prefix, String ext)</text:p>
      <text:p text:style-name="Code_20_block"><text:s text:c="2"/>}</text:p>
      <text:p text:style-name="P1"/>
      <text:p text:style-name="P1">Note, that <text:a xlink:type="simple" xlink:href="http://www.jppf.org/api-3/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Standard"/>
      <text:list xml:id="list30632063" text:continue-numbering="true" text:style-name="Outline">
        <text:list-item>
          <text:list>
            <text:list-item>
              <text:list>
                <text:list-item>
                  <text:h text:style-name="P24"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3/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text:s text:c="2"/>public class MyResultListener implements TaskResultListener {</text:p>
      <text:p text:style-name="Code_20_block"><text:s text:c="4"/>protected int count;</text:p>
      <text:p text:style-name="Code_20_block"><text:s text:c="4"/>protected int pendingCount = 0;</text:p>
      <text:p text:style-name="Code_20_block"><text:s text:c="4"/>protected final JPPFJob job;</text:p>
      <text:p text:style-name="Code_20_block"/>
      <text:p text:style-name="Code_20_block"><text:s text:c="4"/><text:span text:style-name="T5">// Initialize this collector with the specified job</text:span></text:p>
      <text:p text:style-name="Code_20_block"><text:s text:c="4"/>public JPPFResultCollector(JPPFJob job) {</text:p>
      <text:p text:style-name="Code_20_block"><text:s text:c="6"/>this.job = job;</text:p>
      <text:p text:style-name="Code_20_block"><text:s text:c="6"/>count = job.getTasks().size() - job.getResults().size();</text:p>
      <text:p text:style-name="Code_20_block"><text:s text:c="6"/>pendingCount = count;</text:p>
      <text:p text:style-name="Code_20_block"><text:s text:c="4"/>}</text:p>
      <text:p text:style-name="Code_20_block"><text:s text:c="2"/></text:p>
      <text:p text:style-name="Code_20_block"><text:s text:c="4"/><text:span text:style-name="T5">// Called to notify that the results of a number of tasks</text:span></text:p>
      <text:p text:style-name="Code_20_block"><text:s text:c="4"/>// have been received from the server</text:p>
      <text:p text:style-name="Code_20_block"><text:s text:c="4"/>public synchronized void resultsReceived(TaskResultEvent event) {</text:p>
      <text:p text:style-name="Code_20_block"><text:s text:c="6"/>if (event.getTaskList() != null) {</text:p>
      <text:p text:style-name="Code_20_block"><text:s text:c="8"/>List&lt;JPPFTask&gt; tasks = event.getTaskList();</text:p>
      <text:p text:style-name="Code_20_block"><text:s text:c="8"/><text:span text:style-name="T5">// update the job's results</text:span></text:p>
      <text:p text:style-name="Code_20_block"><text:s text:c="8"/>job.getResults().putResults(tasks);</text:p>
      <text:p text:style-name="Code_20_block"><text:s text:c="8"/>pendingCount -= tasks.size();</text:p>
      <text:p text:style-name="Code_20_block"><text:s text:c="8"/><text:span text:style-name="T5">// notify the threads waiting in waitForResults()</text:span></text:p>
      <text:p text:style-name="Code_20_block"><text:s text:c="8"/>notifyAll();</text:p>
      <text:p text:style-name="Code_20_block"><text:s text:c="8"/><text:span text:style-name="T5">// store the results if a persistence manager is present</text:span></text:p>
      <text:p text:style-name="Code_20_block"><text:s text:c="8"/>if (job.getPersistenceManager() != null) {</text:p>
      <text:p text:style-name="Code_20_block"><text:s text:c="10"/><text:span text:style-name="T3">JobPersistence pm = job.getPersistenceManager();</text:span></text:p>
      <text:p text:style-name="Code_20_block"><text:s text:c="10"/>try {</text:p>
      <text:p text:style-name="Code_20_block"><text:s text:c="12"/><text:span text:style-name="T3">pm.storeJob(pm.computeKey(job), job, tasks);</text:span></text:p>
      <text:p text:style-name="Code_20_block"><text:s text:c="10"/>} catch (JobPersistenceException e) {</text:p>
      <text:p text:style-name="Code_20_block"><text:s text:c="12"/>e.printStackTrace();</text:p>
      <text:p text:style-name="Code_20_block"><text:s text:c="10"/>}</text:p>
      <text:p text:style-name="Code_20_block"><text:s text:c="8"/>}</text:p>
      <text:p text:style-name="Code_20_block"><text:s text:c="6"/>} else {</text:p>
      <text:p text:style-name="Code_20_block"><text:s text:c="8"/><text:span text:style-name="T5">// reset this object's state to prepare for job resubmission</text:span></text:p>
      <text:p text:style-name="Code_20_block"><text:s text:c="8"/>count = job.getTasks().size() - job.getResults().size();</text:p>
      <text:p text:style-name="Code_20_block"><text:s text:c="8"/>pendingCount = count;</text:p>
      <text:p text:style-name="Code_20_block"><text:s text:c="6"/>} </text:p>
      <text:p text:style-name="Code_20_block"><text:s text:c="4"/>}</text:p>
      <text:p text:style-name="Code_20_block"><text:s text:c="2"/></text:p>
      <text:p text:style-name="Code_20_block"><text:s text:c="4"/><text:span text:style-name="T5">// Wait until all results of a request have been collected</text:span></text:p>
      <text:p text:style-name="Code_20_block"><text:s text:c="4"/>public synchronized List&lt;JPPFTask&gt; waitForResults() {</text:p>
      <text:p text:style-name="Code_20_block"><text:s text:c="6"/>while (pendingCount &gt; 0) {</text:p>
      <text:p text:style-name="Code_20_block"><text:s text:c="8"/>try {</text:p>
      <text:p text:style-name="Code_20_block"><text:s text:c="10"/>wait();</text:p>
      <text:p text:style-name="Code_20_block"><text:s text:c="8"/>} catch(InterruptedException e) {</text:p>
      <text:p text:style-name="Code_20_block"><text:s text:c="10"/>e.printStackTrace();</text:p>
      <text:p text:style-name="Code_20_block"><text:s text:c="8"/>}</text:p>
      <text:p text:style-name="Code_20_block"><text:s text:c="6"/>}</text:p>
      <text:p text:style-name="Code_20_block"><text:s text:c="6"/>return getResults();</text:p>
      <text:p text:style-name="Code_20_block"><text:s text:c="4"/>}</text:p>
      <text:p text:style-name="Code_20_block"><text:s text:c="2"/></text:p>
      <text:p text:style-name="Code_20_block"><text:s text:c="4"/><text:span text:style-name="T5">// Get the list of final results</text:span></text:p>
      <text:p text:style-name="Code_20_block"><text:s text:c="4"/>public List&lt;JPPFTask&gt; getResults() {</text:p>
      <text:p text:style-name="Code_20_block"><text:s text:c="6"/>return new ArrayList&lt;JPPFTask&gt;(job.getResults().getAll());</text:p>
      <text:p text:style-name="Code_20_block"><text:s text:c="4"/>}</text:p>
      <text:p text:style-name="Code_20_block"><text:s text:c="2"/>} </text:p>
      <text:p text:style-name="Standard"/>
      <text:list xml:id="list30631532" text:continue-numbering="true" text:style-name="Outline">
        <text:list-item>
          <text:list>
            <text:list-item>
              <text:list>
                <text:list-item>
                  <text:h text:style-name="P24" text:outline-level="3">Job start and completion notifications</text:h>
                </text:list-item>
              </text:list>
            </text:list-item>
          </text:list>
        </text:list-item>
      </text:list>
      <text:p text:style-name="P1">It is possible to receive notifications of when a job is being started (i.e. sent to the server) and when its execution is complete (results have been received for all task), by adding instances of <text:a xlink:type="simple" xlink:href="http://www.jppf.org/api-3/index.html?org/jppf/client/event/JobListener.html"><text:span text:style-name="Code_20_char">JobListener</text:span></text:a>, defined as follows:</text:p>
      <text:p text:style-name="Standard"/>
      <text:p text:style-name="Code_20_block"><text:s text:c="2"/><text:span text:style-name="T5">// Listener interface for receiving job started and job ended event notifications</text:span></text:p>
      <text:p text:style-name="Code_20_block"><text:s text:c="2"/>public interface JobListener extends EventListener {</text:p>
      <text:p text:style-name="Code_20_block"><text:s text:c="4"/><text:span text:style-name="T5">// Called when a job is sent to the server, or its execution starts locally</text:span></text:p>
      <text:p text:style-name="Code_20_block"><text:s text:c="4"/>void jobStarted(JobEvent event);</text:p>
      <text:p text:style-name="Code_20_block"><text:s text:c="2"/></text:p>
      <text:p text:style-name="Code_20_block"><text:s text:c="4"/><text:span text:style-name="T5">// Called when the execution of a job is complete</text:span></text:p>
      <text:p text:style-name="Code_20_block"><text:s text:c="4"/>void jobEnded(JobEvent event);</text:p>
      <text:p text:style-name="Code_20_block"><text:s text:c="2"/>}</text:p>
      <text:p text:style-name="Standard"/>
      <text:p text:style-name="Standard">The notifications are sent as instances of <text:a xlink:type="simple" xlink:href="http://www.jppf.org/api-3/index.html?org/jppf/client/event/JobEvent.html"><text:span text:style-name="Code_20_char">JobEvent</text:span></text:a>, which is defined as:</text:p>
      <text:p text:style-name="Standard"/>
      <text:p text:style-name="Code_20_block"><text:s text:c="2"/><text:span text:style-name="T5">// Event emitted by a job when its execution starts or completes</text:span></text:p>
      <text:p text:style-name="Code_20_block"><text:s text:c="2"/>public class JobEvent extends EventObject {</text:p>
      <text:p text:style-name="Code_20_block"><text:s text:c="4"/><text:span text:style-name="T5">// Initialize with the specified job as event source</text:span></text:p>
      <text:p text:style-name="Code_20_block"><text:s text:c="4"/>public JobEvent(final JPPFJob source)</text:p>
      <text:p text:style-name="Code_20_block"><text:s text:c="2"/></text:p>
      <text:p text:style-name="Code_20_block"><text:s text:c="4"/><text:span text:style-name="T5">// Get the source of this event</text:span></text:p>
      <text:p text:style-name="Code_20_block"><text:s text:c="4"/>public JPPFJob getJob()</text:p>
      <text:p text:style-name="Code_20_block"><text:s text:c="2"/>}</text:p>
      <text:p text:style-name="Standard"/>
      <text:p text:style-name="Standard">To add or remove listeners, use the related methods in <text:span text:style-name="Code_20_char">JPPFJob</text:span>:</text:p>
      <text:p text:style-name="Standard"/>
      <text:p text:style-name="Code_20_block"><text:s text:c="2"/>public class JPPFJob implements Serializable, JPPFDistributedJob {</text:p>
      <text:p text:style-name="Code_20_block"><text:s text:c="4"/><text:span text:style-name="T5">// Add a listener</text:span></text:p>
      <text:p text:style-name="Code_20_block"><text:s text:c="4"/>public void addJobListener(JobListener listener)</text:p>
      <text:p text:style-name="Code_20_block"><text:s text:c="2"/></text:p>
      <text:p text:style-name="Code_20_block"><text:s text:c="4"/><text:span text:style-name="T5">// Remove a listener</text:span></text:p>
      <text:p text:style-name="Code_20_block"><text:s text:c="4"/>public void removeJobListener(JobListener listener)</text:p>
      <text:p text:style-name="Code_20_block"><text:s text:c="2"/>}</text:p>
      <text:p text:style-name="Standard"/>
      <text:p text:style-name="P1">Please also note that the built-in job failover mechanism may cause the <text:span text:style-name="Code_20_char">jobStarted()</text:span> and <text:span text:style-name="Code_20_char">jobEnded()</text:span> callbacks to be invoked multiple times.</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30616080" text:continue-numbering="true" text:style-name="Outline">
        <text:list-item>
          <text:list>
            <text:list-item>
              <text:h text:style-name="P22" text:outline-level="2">Sharing data among tasks : the DataProvider API</text:h>
            </text:list-item>
          </text:list>
        </text:list-item>
      </text:list>
      <text:p text:style-name="P1"><text:span text:style-name="Code_20_char"><text:span text:style-name="T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1">1</text:span></text:span><text:span text:style-name="Code_20_char"><text:span text:style-name="T7"> referencing A</text:span></text:span><text:span text:style-name="Code_20_char"><text:span text:style-name="T11">1</text:span></text:span><text:span text:style-name="Code_20_char"><text:span text:style-name="T7">, … , Task</text:span></text:span><text:span text:style-name="Code_20_char"><text:span text:style-name="T11">n</text:span></text:span><text:span text:style-name="Code_20_char"><text:span text:style-name="T7"> referencing A</text:span></text:span><text:span text:style-name="Code_20_char"><text:span text:style-name="T11">n</text:span></text:span><text:span text:style-name="Code_20_char"><text:span text:style-name="T7">. We can see that, if the shared object is very large, we will quickly face memory issues. </text:span></text:span></text:p>
      <text:p text:style-name="P1"><text:span text:style-name="Code_20_char"><text:span text:style-name="T7"/></text:span></text:p>
      <text:p text:style-name="P1"><text:span text:style-name="Code_20_char"><text:span text:style-name="T7">To resolve this problem, JPPF provides a mechanism called </text:span></text:span><text:span text:style-name="Code_20_char"><text:span text:style-name="T8">data provider</text:span></text:span><text:span text:style-name="Code_20_char"><text:span text:style-name="T7"> that enables sharing common objects among tasks in the same job. A data provider is an instance of a class that implements the interface </text:span></text:span><text:a xlink:type="simple" xlink:href="http://www.jppf.org/api-3/index.html?org/jppf/task/storage/DataProvider.html"><text:span text:style-name="Code_20_char">DataProvider</text:span></text:a><text:span text:style-name="Code_20_char"><text:span text:style-name="T7">. Here is the definition of this interface:</text:span></text:span></text:p>
      <text:p text:style-name="P1"><text:span text:style-name="Code_20_char"><text:span text:style-name="T7"/></text:span></text:p>
      <text:p text:style-name="Code_20_block"><text:s text:c="2"/>public interface DataProvider extends Serializable {</text:p>
      <text:p text:style-name="Code_20_block"><text:s text:c="4"/>Object getValue(Object key) throws Exception;</text:p>
      <text:p text:style-name="Code_20_block"><text:s text:c="2"/></text:p>
      <text:p text:style-name="Code_20_block"><text:s text:c="4"/>void setValue(Object key, Object value) throws Exception;</text:p>
      <text:p text:style-name="Code_20_block"><text:s text:c="2"/>}</text:p>
      <text:p text:style-name="P1"><text:span text:style-name="Code_20_char"><text:span text:style-name="T7"/></text:span></text:p>
      <text:p text:style-name="P1"><text:span text:style-name="Code_20_char"><text:span text:style-name="T7">This is indeed a basic object map interface: you can store objects and associate them with a key, then retrieve these objects using the associated key.</text:span></text:span></text:p>
      <text:p text:style-name="P1"><text:span text:style-name="Code_20_char"><text:span text:style-name="T7"/></text:span></text:p>
      <text:p text:style-name="P1"><text:span text:style-name="Code_20_char"><text:span text:style-name="T7">Here is an example of using a data provider:</text:span></text:span></text:p>
      <text:p text:style-name="P1"><text:span text:style-name="Code_20_char"><text:span text:style-name="T7"/></text:span></text:p>
      <text:p text:style-name="P1"><text:span text:style-name="Code_20_char"><text:span text:style-name="T7">In the application:</text:span></text:span></text:p>
      <text:p text:style-name="P1"><text:span text:style-name="Code_20_char"><text:span text:style-name="T7"/></text:span></text:p>
      <text:p text:style-name="Code_20_block"><text:s text:c="2"/>MyLargeObject myLargeObject = ...;</text:p>
      <text:p text:style-name="Code_20_block"><text:s text:c="2"/><text:span text:style-name="T5">// create a data provider backed by a HashMap</text:span></text:p>
      <text:p text:style-name="Code_20_block"><text:s text:c="2"/>DataProvider dataProvider = new MemoryMapDataProvider();</text:p>
      <text:p text:style-name="Code_20_block"><text:s text:c="2"/><text:span text:style-name="T5">// store the shared object in the data provider</text:span></text:p>
      <text:p text:style-name="Code_20_block"><text:s text:c="2"/>dataProvider.setValue("myKey", myLargeObject);</text:p>
      <text:p text:style-name="Code_20_block"><text:s text:c="2"/><text:span text:style-name="T5">// associate the dataProvider with the job</text:span></text:p>
      <text:p text:style-name="Code_20_block"><text:s text:c="2"/>JPPFJob = new JPPFJob(dataProvider);</text:p>
      <text:p text:style-name="Code_20_block"><text:s text:c="2"/>job.add(new MyTask());</text:p>
      <text:p text:style-name="P1"><text:span text:style-name="Code_20_char"><text:span text:style-name="T7"/></text:span></text:p>
      <text:p text:style-name="P1"><text:span text:style-name="Code_20_char"><text:span text:style-name="T7">In the task:</text:span></text:span></text:p>
      <text:p text:style-name="P1"><text:span text:style-name="Code_20_char"><text:span text:style-name="T7"/></text:span></text:p>
      <text:p text:style-name="Code_20_block"><text:s text:c="2"/>public class MyTask extends JPPFTask {</text:p>
      <text:p text:style-name="Code_20_block"><text:s text:c="4"/>public void run() {</text:p>
      <text:p text:style-name="Code_20_block"><text:s text:c="6"/><text:span text:style-name="T5">// get a reference to the data provider</text:span></text:p>
      <text:p text:style-name="Code_20_block"><text:s text:c="6"/>DataProvider dataProvider = getDataProvider();</text:p>
      <text:p text:style-name="Code_20_block"><text:s text:c="6"/><text:span text:style-name="T5">// retrieve the shared data</text:span></text:p>
      <text:p text:style-name="Code_20_block"><text:s text:c="6"/>MyLargeObject myLargeObject = (MyLargeObject) dataProvider.getValue("myKey");</text:p>
      <text:p text:style-name="Code_20_block"><text:s text:c="6"/><text:span text:style-name="T5">// ... use the data ...</text:span></text:p>
      <text:p text:style-name="Code_20_block"><text:s text:c="4"/>}</text:p>
      <text:p text:style-name="Code_20_block"><text:s text:c="2"/>}</text:p>
      <text:p text:style-name="P1"><text:span text:style-name="Code_20_char"><text:span text:style-name="T7"/></text:span></text:p>
      <text:p text:style-name="P11"><text:span text:style-name="Code_20_char"><text:span text:style-name="T9">Note 1</text:span></text:span><text:span text:style-name="Code_20_char"><text:span text:style-name="T7">: </text:span></text:span><text:span text:style-name="Code_20_char"><text:span text:style-name="T8">the association of a data provider to each task is done automatically by JPPF and is totally transparent to the application.</text:span></text:span></text:p>
      <text:p text:style-name="P11"><text:span text:style-name="Code_20_char"><text:span text:style-name="T10">Note 2</text:span></text:span><text:span text:style-name="Code_20_char"><text:span text:style-name="T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text:span></text:span></text:p>
      <text:p text:style-name="P1"><text:span text:style-name="Code_20_char"><text:span text:style-name="T7"/></text:span></text:p>
      <text:p text:style-name="P1"><text:span text:style-name="Code_20_char"><text:span text:style-name="T7">In the next sub-sections, we will detail the existing implementations of </text:span></text:span><text:span text:style-name="Code_20_char">DataProvider</text:span><text:span text:style-name="Code_20_char"><text:span text:style-name="T7"> that exist in the JPPF API.</text:span></text:span></text:p>
      <text:list xml:id="list30627485" text:continue-numbering="true" text:style-name="Outline">
        <text:list-item>
          <text:list>
            <text:list-item>
              <text:list>
                <text:list-item>
                  <text:h text:style-name="Heading_20_3" text:outline-level="3"><text:span text:style-name="T7">MemoryMapDataProvider: a map-based data provider</text:span></text:h>
                </text:list-item>
              </text:list>
            </text:list-item>
          </text:list>
        </text:list-item>
      </text:list>
      <text:p text:style-name="P1"><text:a xlink:type="simple" xlink:href="http://www.jppf.org/api-3/index.html?org/jppf/task/storage/MemoryMapDataProvider.html"><text:span text:style-name="Code_20_char">MemoryMapDataProvider</text:span></text:a><text:span text:style-name="Code_20_char"><text:span text:style-name="T7"> is a very simple implementation of the </text:span></text:span><text:span text:style-name="Code_20_char">DataProvider</text:span><text:span text:style-name="Code_20_char"><text:span text:style-name="T7"> interface. It is backed by a </text:span></text:span><text:span text:style-name="Code_20_char">java.util.HashMap&lt;Object, Object&gt;</text:span><text:span text:style-name="Code_20_char"><text:span text:style-name="T7">. The </text:span></text:span><text:span text:style-name="Code_20_char">getValue()</text:span><text:span text:style-name="Code_20_char"><text:span text:style-name="T7"> method is equivalent to a call to </text:span></text:span><text:span text:style-name="Code_20_char">HashMap.get()</text:span><text:span text:style-name="Code_20_char"><text:span text:style-name="T7">, and the </text:span></text:span><text:span text:style-name="Code_20_char">setValue()</text:span><text:span text:style-name="Code_20_char"><text:span text:style-name="T7"> is equivalent to </text:span></text:span><text:span text:style-name="Code_20_char">HashMap.put()</text:span><text:span text:style-name="Code_20_char"><text:span text:style-name="T7">.</text:span></text:span></text:p>
      <text:p text:style-name="P1"><text:span text:style-name="Code_20_char"><text:span text:style-name="T7"/></text:span></text:p>
      <text:list xml:id="list30612357" text:continue-numbering="true" text:style-name="Outline">
        <text:list-item>
          <text:list>
            <text:list-item>
              <text:list>
                <text:list-item>
                  <text:h text:style-name="P24" text:outline-level="3"><text:span text:style-name="T7">ClientDataProvider: computing data in the client application</text:span></text:h>
                </text:list-item>
              </text:list>
            </text:list-item>
          </text:list>
        </text:list-item>
      </text:list>
      <text:p text:style-name="P1"><text:span text:style-name="Code_20_char"><text:span text:style-name="T7">JPPF provides a way <text:s/>for a task to send a piece of code to be executed on the client and get the resulting data objects.</text:span></text:span></text:p>
      <text:p text:style-name="P1"><text:span text:style-name="Code_20_char"><text:span text:style-name="T7">This functionality is available through the use of a new DataProvider: </text:span></text:span><text:a xlink:type="simple" xlink:href="http://www.jppf.org/api-3/index.html?org/jppf/task/storage/ClientDataProvider.html"><text:span text:style-name="Code_20_char">ClientDataProvider</text:span></text:a><text:span text:style-name="Code_20_char"><text:span text:style-name="T7">.</text:span></text:span></text:p>
      <text:p text:style-name="P1"><text:span text:style-name="Code_20_char"><text:span text:style-name="T7">The class ClientDataProvider extends MemoryMapDataProvider and adds one method:</text:span></text:span></text:p>
      <text:p text:style-name="P1"><text:span text:style-name="Code_20_char"><text:span text:style-name="T7"/></text:span></text:p>
      <text:p text:style-name="Code_20_block"><text:s text:c="2"/>public &lt;V&gt; Object computeValue(Object key, JPPFCallable&lt;V&gt; callable)</text:p>
      <text:p text:style-name="P1"><text:span text:style-name="Code_20_char"><text:span text:style-name="T7"/></text:span></text:p>
      <text:p text:style-name="P1"><text:span text:style-name="Code_20_char"><text:span text:style-name="T7">Here, </text:span></text:span><text:span text:style-name="Code_20_char">callable</text:span><text:span text:style-name="Code_20_char"><text:span text:style-name="T7"> is the equivalent of a callback that is sent to the client for execution, and whose result is stored in the DataProvider on the node side. The interface </text:span></text:span><text:a xlink:type="simple" xlink:href="http://www.jppf.org/api-3/index.html?org/jppf/utils/JPPFCallable.html"><text:span text:style-name="Code_20_char">JPPFCallable&lt;V&gt;</text:span></text:a><text:span text:style-name="Code_20_char"><text:span text:style-name="T7"> is defined as follows:</text:span></text:span></text:p>
      <text:p text:style-name="P1"><text:span text:style-name="Code_20_char"><text:span text:style-name="T7"/></text:span></text:p>
      <text:p text:style-name="Code_20_block"><text:s text:c="2"/>public interface JPPFCallable&lt;V&gt; extends Callable&lt;V&gt;, Serializable {</text:p>
      <text:p text:style-name="Code_20_block"><text:s text:c="2"/>}</text:p>
      <text:p text:style-name="P1"><text:span text:style-name="Code_20_char"><text:span text:style-name="T7"/></text:span></text:p>
      <text:p text:style-name="P1"><text:span text:style-name="Code_20_char"><text:span text:style-name="T7">Example use:</text:span></text:span></text:p>
      <text:p text:style-name="P1"><text:span text:style-name="Code_20_char"><text:span text:style-name="T7"/></text:span></text:p>
      <text:p text:style-name="Code_20_block"><text:s text:c="2"/>public class DataProviderTestTask extends JPPFTask {</text:p>
      <text:p text:style-name="Code_20_block"><text:s text:c="4"/>public void run() {</text:p>
      <text:p text:style-name="Code_20_block"><text:s text:c="6"/>System.out.println("this should be on the node side");</text:p>
      <text:p text:style-name="Code_20_block"><text:s text:c="6"/>ClientDataProvider dataProvider = (ClientDataProvider) getDataProvider();</text:p>
      <text:p text:style-name="Code_20_block"><text:s text:c="6"/><text:span text:style-name="T5">// compute a value on the client side and store in the data provider</text:span></text:p>
      <text:p text:style-name="Code_20_block"><text:s text:c="6"/>Object o = dataProvider.computeValue("result", new MyCallable());</text:p>
      <text:p text:style-name="Code_20_block"><text:s text:c="6"/>System.out.println("Result of client-side execution:\n" + o);</text:p>
      <text:p text:style-name="Code_20_block"><text:s text:c="6"/>setResult(o);</text:p>
      <text:p text:style-name="Code_20_block"><text:s text:c="6"/><text:span text:style-name="T5">// retrieve the value without re-computing it</text:span></text:p>
      <text:p text:style-name="Code_20_block"><text:s text:c="6"/>Object o2 = dataProvider.getValue("result");</text:p>
      <text:p text:style-name="Code_20_block"><text:s text:c="4"/>}</text:p>
      <text:p text:style-name="Code_20_block"><text:s text:c="2"/></text:p>
      <text:p text:style-name="P6"><text:s text:c="4"/>// A callable that simply prints a message on the client side</text:p>
      <text:p text:style-name="P6"><text:s text:c="4"/>// and returns the message to the node.</text:p>
      <text:p text:style-name="Code_20_block"><text:s text:c="4"/>public static class MyCallable implements JPPFCallable&lt;String&gt; {</text:p>
      <text:p text:style-name="Code_20_block"><text:s text:c="6"/>public String call() {</text:p>
      <text:p text:style-name="Code_20_block"><text:s text:c="8"/>String s = "this should be on the client side";</text:p>
      <text:p text:style-name="Code_20_block"><text:s text:c="8"/>System.out.println(s);</text:p>
      <text:p text:style-name="Code_20_block"><text:s text:c="8"/>return s;</text:p>
      <text:p text:style-name="Code_20_block"><text:s text:c="6"/>}</text:p>
      <text:p text:style-name="Code_20_block"><text:s text:c="4"/>}</text:p>
      <text:p text:style-name="Code_20_block"><text:s text:c="2"/>}</text:p>
      <text:p text:style-name="P1"><text:span text:style-name="Code_20_char"><text:span text:style-name="T7"/></text:span></text:p>
      <text:p text:style-name="P1"><text:span text:style-name="Code_20_char"><text:span text:style-name="T7">Here is the sequence of steps performed when calling the method </text:span></text:span><text:span text:style-name="Code_20_char">ClientDataProvider.computeValue()</text:span><text:span text:style-name="Code_20_char"><text:span text:style-name="T7">:</text:span></text:span></text:p>
      <text:p text:style-name="P1"><text:span text:style-name="Code_20_char"><text:span text:style-name="T7"/></text:span></text:p>
      <text:list xml:id="list30612064" text:continue-list="list30610452" text:style-name="List_20_1">
        <text:list-item>
          <text:p text:style-name="P15"><text:span text:style-name="Code_20_char"><text:span text:style-name="T7">the </text:span></text:span><text:span text:style-name="Code_20_char">JPPFCallable</text:span><text:span text:style-name="Code_20_char"><text:span text:style-name="T7"> instance is sent to the client application</text:span></text:span></text:p>
        </text:list-item>
        <text:list-item>
          <text:p text:style-name="P15"><text:span text:style-name="Code_20_char"><text:span text:style-name="T7">the resulting value is computed as the return value of </text:span></text:span><text:span text:style-name="Code_20_char">JPPFCallable.call()</text:span></text:p>
        </text:list-item>
        <text:list-item>
          <text:p text:style-name="P15"><text:span text:style-name="Code_20_char"><text:span text:style-name="T7">the resulting value is sent back to the node</text:span></text:span></text:p>
        </text:list-item>
        <text:list-item>
          <text:p text:style-name="P15"><text:span text:style-name="Code_20_char"><text:span text:style-name="T7">the value is stored in the data provider by calling </text:span></text:span><text:span text:style-name="Code_20_char">ClientDataProvider.setValue(key, value)</text:span></text:p>
        </text:list-item>
        <text:list-item>
          <text:p text:style-name="P15"><text:span text:style-name="Code_20_char"><text:span text:style-name="T7">the value is returned as the result of </text:span></text:span><text:span text:style-name="Code_20_char">ClientDataProvider.computeValue()</text:span></text:p>
        </text:list-item>
      </text:list>
      <text:p text:style-name="P1"><text:span text:style-name="Code_20_char"><text:span text:style-name="T7"/></text:span></text:p>
      <text:p text:style-name="P1"><text:span text:style-name="Code_20_char"><text:span text:style-name="T7">Once the value has been computed, it can be retrieved, without being computed again, by calling the method <text:s/></text:span></text:span><text:span text:style-name="Code_20_char">ClientDataProvider.getValue()</text:span>. To compute a new value, <text:span text:style-name="Code_20_char">ClientDataProvider.computeValue()</text:span> should be called again.</text:p>
      <text:list xml:id="list30633351" text:continue-list="list30612357" text:style-name="Outline">
        <text:list-item>
          <text:list>
            <text:list-item>
              <text:h text:style-name="P21" text:outline-level="2">Job Service Level Agreement</text:h>
            </text:list-item>
          </text:list>
        </text:list-item>
      </text:list>
      <text:p text:style-name="P1">A job service level agreement (SLA) defines the terms and conditions in which a job will be processed by the server. The SLA specifies:</text:p>
      <text:p text:style-name="P1"/>
      <text:list xml:id="list30612388" text:continue-list="list30612064" text:style-name="List_20_1">
        <text:list-item>
          <text:p text:style-name="P15">the priority of a job</text:p>
        </text:list-item>
        <text:list-item>
          <text:p text:style-name="P15">whether it is submitted in suspended state</text:p>
        </text:list-item>
        <text:list-item>
          <text:p text:style-name="P15">the maximum number of nodes it can run on</text:p>
        </text:list-item>
        <text:list-item>
          <text:p text:style-name="P15">the characteristics of the nodes it can run on: the node execution policy</text:p>
        </text:list-item>
        <text:list-item>
          <text:p text:style-name="P15">the time at which a job is scheduled to start</text:p>
        </text:list-item>
        <text:list-item>
          <text:p text:style-name="P15">an expiration date for the job</text:p>
        </text:list-item>
        <text:list-item>
          <text:p text:style-name="P15">whether the job is a standard or broadcast job</text:p>
        </text:list-item>
        <text:list-item>
          <text:p text:style-name="P15">whether the server should immediately cancel the job, if the client that submitted it is disconnected</text:p>
        </text:list-item>
      </text:list>
      <text:p text:style-name="P1"/>
      <text:p text:style-name="P1">A job SLA is represented by the interface <text:a xlink:type="simple" xlink:href="http://www.jppf.org/api-3/index.html?org/jppf/node/protocol/JobSLA.html"><text:span text:style-name="Code_20_char">JobSLA</text:span></text:a>. It can be gotten from, or set upon a job, using the related getter and setter:</text:p>
      <text:p text:style-name="P1"/>
      <text:p text:style-name="Code_20_block"><text:s text:c="2"/>public class JPPFJob implements Serializable, JPPFDistributedJob {</text:p>
      <text:p text:style-name="Code_20_block"><text:s text:c="4"/><text:span text:style-name="T5">// get the job's SLA</text:span></text:p>
      <text:p text:style-name="Code_20_block"><text:s text:c="4"/>public JobSLA getSLA()</text:p>
      <text:p text:style-name="Code_20_block"><text:s text:c="2"/></text:p>
      <text:p text:style-name="Code_20_block"><text:s text:c="4"/><text:span text:style-name="T5">// set the job's SLA</text:span></text:p>
      <text:p text:style-name="Code_20_block"><text:s text:c="4"/>public void setSLA(final JobSLA jobSLA)</text:p>
      <text:p text:style-name="Code_20_block"><text:s text:c="2"/>}</text:p>
      <text:p text:style-name="P1"/>
      <text:p text:style-name="P1">Example usage:</text:p>
      <text:p text:style-name="P1"/>
      <text:p text:style-name="Code_20_block">JPPFJob myJob = new JPPFJob();</text:p>
      <text:p text:style-name="P8">myJob.getSLA().setPriority(1000);</text:p>
      <text:p text:style-name="P1"/>
      <text:p text:style-name="P1">Each attribute of the SLA also has a corresponding setter and getter:</text:p>
      <text:p text:style-name="P1"/>
      <text:p text:style-name="Code_20_block"><text:s text:c="2"/>public interface JobSLA extends Serializable {</text:p>
      <text:p text:style-name="Code_20_block"><text:s text:c="4"/><text:span text:style-name="T5">// execution policy</text:span></text:p>
      <text:p text:style-name="Code_20_block"><text:s text:c="4"/>ExecutionPolicy getExecutionPolicy();</text:p>
      <text:p text:style-name="Code_20_block"><text:s text:c="4"/>void setExecutionPolicy(ExecutionPolicy executionPolicy);</text:p>
      <text:p text:style-name="Code_20_block"><text:s text:c="2"/></text:p>
      <text:p text:style-name="Code_20_block"><text:s text:c="4"/><text:span text:style-name="T5">// job priority</text:span></text:p>
      <text:p text:style-name="Code_20_block"><text:s text:c="4"/>int getPriority();</text:p>
      <text:p text:style-name="Code_20_block"><text:s text:c="4"/>void setPriority(int priority);</text:p>
      <text:p text:style-name="Code_20_block"><text:s text:c="2"/></text:p>
      <text:p text:style-name="Code_20_block"><text:s text:c="4"/><text:span text:style-name="T5">// maximum number of nodes</text:span></text:p>
      <text:p text:style-name="Code_20_block"><text:s text:c="4"/>int getMaxNodes();</text:p>
      <text:p text:style-name="Code_20_block"><text:s text:c="4"/>void setMaxNodes(int maxNodes);</text:p>
      <text:p text:style-name="Code_20_block"><text:s text:c="2"/></text:p>
      <text:p text:style-name="Code_20_block"><text:s text:c="4"/><text:span text:style-name="T5">// suspended indicator</text:span></text:p>
      <text:p text:style-name="Code_20_block"><text:s text:c="4"/>boolean isSuspended();</text:p>
      <text:p text:style-name="Code_20_block"><text:s text:c="4"/>void setSuspended(boolean suspended);</text:p>
      <text:p text:style-name="Code_20_block"><text:s text:c="2"/></text:p>
      <text:p text:style-name="Code_20_block"><text:s text:c="4"/><text:span text:style-name="T5">// job startup schedule</text:span></text:p>
      <text:p text:style-name="Code_20_block"><text:s text:c="4"/>JPPFSchedule getJobSchedule();</text:p>
      <text:p text:style-name="Code_20_block"><text:s text:c="4"/>void setJobSchedule(JPPFSchedule jobSchedule);</text:p>
      <text:p text:style-name="Code_20_block"><text:s text:c="2"/></text:p>
      <text:p text:style-name="Code_20_block"><text:s text:c="4"/><text:span text:style-name="T5">// job expiration schedule</text:span></text:p>
      <text:p text:style-name="Code_20_block"><text:s text:c="4"/>JPPFSchedule getJobExpirationSchedule();</text:p>
      <text:p text:style-name="Code_20_block"><text:s text:c="4"/>void setJobExpirationSchedule(JPPFSchedule jobSchedule);</text:p>
      <text:p text:style-name="Code_20_block"><text:s text:c="2"/></text:p>
      <text:p text:style-name="Code_20_block"><text:s text:c="4"/><text:span text:style-name="T5">// broadcast indicator</text:span></text:p>
      <text:p text:style-name="Code_20_block"><text:s text:c="4"/>boolean isBroadcastJob();</text:p>
      <text:p text:style-name="Code_20_block"><text:s text:c="4"/>void setBroadcastJob(boolean broadcastJob);</text:p>
      <text:p text:style-name="Code_20_block"><text:s text:c="2"/></text:p>
      <text:p text:style-name="Code_20_block"><text:s text:c="4"/><text:span text:style-name="T5">// should the server cancel the job upon client disconnection?</text:span></text:p>
      <text:p text:style-name="Code_20_block"><text:s text:c="4"/>boolean isCancelUponClientDisconnect();</text:p>
      <text:p text:style-name="Code_20_block"><text:s text:c="4"/>void setCancelUponClientDisconnect(boolean cancelUponClientDisconnect);</text:p>
      <text:p text:style-name="Code_20_block"><text:s text:c="2"/>}</text:p>
      <text:p text:style-name="Standard"/>
      <text:list xml:id="list30611090" text:continue-list="list30633351" text:style-name="Outline">
        <text:list-item>
          <text:list>
            <text:list-item>
              <text:list>
                <text:list-item>
                  <text:h text:style-name="P24" text:outline-level="3">Job priority</text:h>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P1">The priority attribute is also manageable, which means that it can be dynamically updated, while the job is still executing, using the JPPF administration console or the related management APIs.</text:p>
      <text:list xml:id="list30630440" text:continue-numbering="true" text:style-name="Outline">
        <text:list-item>
          <text:list>
            <text:list-item>
              <text:list>
                <text:list-item>
                  <text:h text:style-name="Heading_20_3" text:outline-level="3">Maximum number of nodes</text:h>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text:p>
      <text:p text:style-name="P1"/>
      <text:p text:style-name="P1">The resulting assignment of nodes to the job is influenced by other attributes, especially the job priority and an eventual execution policy.</text:p>
      <text:p text:style-name="P1"/>
      <text:p text:style-name="P1">The maximum number of nodes is a manageable attribute, which means it can be dynamically updated, while the job is still executing, using the JPPF administration console or the related management APIs.</text:p>
      <text:list xml:id="list30614965" text:continue-numbering="true" text:style-name="Outline">
        <text:list-item>
          <text:list>
            <text:list-item>
              <text:list>
                <text:list-item>
                  <text:h text:style-name="Heading_20_3" text:outline-level="3">Initial suspended state</text:h>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list xml:id="list30610894" text:continue-numbering="true" text:style-name="Outline">
        <text:list-item>
          <text:list>
            <text:list-item>
              <text:list>
                <text:list-item>
                  <text:h text:style-name="Heading_20_3" text:outline-level="3">Execution policy</text:h>
                </text:list-item>
              </text:list>
            </text:list-item>
          </text:list>
        </text:list-item>
      </text:list>
      <text:p text:style-name="P1">An execution policy is an object that determines whether a particular set of JPPF tasks can be executed on a JPPF node. It does so by applying the set of rules (or tests) it is made of, against a set of properties associated with the node.</text:p>
      <text:p text:style-name="Standard"/>
      <text:p text:style-name="Standard">The properties of the node include:</text:p>
      <text:p text:style-name="Standard"/>
      <text:list xml:id="list30624817" text:continue-list="list30612388" text:style-name="List_20_1">
        <text:list-item>
          <text:p text:style-name="P12">JPPF configuration properties</text:p>
        </text:list-item>
        <text:list-item>
          <text:p text:style-name="P12">System properties (including -D*=* properties specified on the JVM command line)</text:p>
        </text:list-item>
        <text:list-item>
          <text:p text:style-name="P12">Environment variables (e.g. PATH, JAVA_HOME, etc.)</text:p>
        </text:list-item>
        <text:list-item>
          <text:p text:style-name="P12">Networking: list of ipv4 and ipv6 addresses with corresponding host name when it can be resolved</text:p>
        </text:list-item>
        <text:list-item>
          <text:p text:style-name="P12">Runtime information such as maximum heap memory, number of available processors, etc...</text:p>
        </text:list-item>
        <text:list-item>
          <text:p text:style-name="P12">Disk space and storage information (JDK 1.6 or later only)</text:p>
        </text:list-item>
      </text:list>
      <text:p text:style-name="Standard"/>
      <text:p text:style-name="Standard">The kind of tests that can be performed apply to the value of a property, and include:</text:p>
      <text:p text:style-name="Standard"/>
      <text:list xml:id="list30617650" text:continue-numbering="true" text:style-name="List_20_1">
        <text:list-item>
          <text:p text:style-name="P12">Binary comparison operators: ==, &lt;, &lt;=, &gt;, &gt;= ; for instance: ''property_value &lt;= 15''</text:p>
        </text:list-item>
        <text:list-item>
          <text:p text:style-name="P12">Range operators (intervals): ''property_value in'' [a,b] <text:s/>, <text:s/>[a,b[ <text:s/>, <text:s/>]a,b] <text:s/>, <text:s/>]a,b[</text:p>
        </text:list-item>
        <text:list-item>
          <text:p text:style-name="P12">"One of" operator (discrete sets): ''property_value in { a1, ... , aN }''</text:p>
        </text:list-item>
        <text:list-item>
          <text:p text:style-name="P12">"Contains string" operator: ''property_value contains "substring"''</text:p>
        </text:list-item>
        <text:list-item>
          <text:p text:style-name="P12">Regular expressions: '' property_value matches 'regexp' ''</text:p>
        </text:list-item>
        <text:list-item>
          <text:p text:style-name="P12">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an execution policy such as:</text:p>
      <text:p text:style-name="Standard">"Execute on a node only if the node has at least 256 MB of memory and at least 2 CPUs available"</text:p>
      <text:p text:style-name="Standard"/>
      <text:p text:style-name="P1">An execution policy is sent along with the tasks to the JPPF driver, and evaluated by the driver. They do not need to be sent to the nodes.</text:p>
      <text:p text:style-name="P1"/>
      <text:p text:style-name="P1">For a detailed and complete description of all policy elements, operators and available properties, please refer to the chapter <text:span text:style-name="T2">Appendix B: Execution policy reference</text:span>.</text:p>
      <text:h text:style-name="P25" text:outline-level="4"/>
      <text:list xml:id="list30629156" text:continue-list="list30610894" text:style-name="Outline">
        <text:list-item>
          <text:list>
            <text:list-item>
              <text:list>
                <text:list-item>
                  <text:list>
                    <text:list-item>
                      <text:h text:style-name="P26" text:outline-level="4">Creating and using an execution policy</text:h>
                    </text:list-item>
                  </text:list>
                </text:list-item>
              </text:list>
            </text:list-item>
          </text:list>
        </text:list-item>
      </text:list>
      <text:p text:style-name="Standard">An execution policy is an object whose type is a subclass of <text:a xlink:type="simple" xlink:href="http://www.jppf.org/api-3/index.html?org/jppf/node/policy/ExecutionPolicy.html"><text:span text:style-name="Code_20_char">ExecutionPolicy</text:span></text:a>. It can be built in 2 ways:</text:p>
      <text:p text:style-name="Standard"/>
      <text:p text:style-name="Standard"><text:span text:style-name="T3">By API</text:span>, <text:span text:style-name="T3">using the classes in the </text:span><text:a xlink:type="simple" xlink:href="http://www.jppf.org/api-3/index.html?org/jppf/node/policy/package-summary.html"><text:span text:style-name="Code_20_char"><text:span text:style-name="T3">org.jppf.node.policy</text:span></text:span></text:a><text:span text:style-name="T3"> package.</text:span></text:p>
      <text:p text:style-name="Standard"/>
      <text:p text:style-name="Standard">Example:</text:p>
      <text:p text:style-name="Standard"/>
      <text:p text:style-name="Code_20_block"><text:s text:c="2"/><text:span text:style-name="T5">// define a policy allowing only nodes with 2 processing threads or more</text:span></text:p>
      <text:p text:style-name="Code_20_block"><text:s text:c="2"/>ExecutionPolicy atLeast2ThreadsPolicy = new AtLeast("processing.threads", 2);</text:p>
      <text:p text:style-name="Code_20_block"><text:s text:c="2"/><text:span text:style-name="T5">// define a policy allowing only nodes that are part of the "mydomain.com"</text:span></text:p>
      <text:p text:style-name="Code_20_block"><text:s text:c="2"/><text:span text:style-name="T5">// internet domain (case ignored)</text:span></text:p>
      <text:p text:style-name="Code_20_block"><text:s text:c="2"/>ExecutionPolicy myDomainPolicy =</text:p>
      <text:p text:style-name="Code_20_block"><text:s text:c="4"/>new Contains("ipv4.addresses", true, "mydomain.com");</text:p>
      <text:p text:style-name="Code_20_block"><text:s text:c="2"/><text:span text:style-name="T5">// define a policy that requires both of the above to be satisfied</text:span></text:p>
      <text:p text:style-name="Code_20_block"><text:s text:c="2"/>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5">//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3">Using an XML policy document:</text:p>
      <text:p text:style-name="Standard"/>
      <text:p text:style-name="Standard">Example XML policy:</text:p>
      <text:p text:style-name="Standard"/>
      <text:p text:style-name="Code_20_block"><text:s text:c="2"/>&lt;ExecutionPolicy&gt;</text:p>
      <text:p text:style-name="Code_20_block"><text:s text:c="4"/><text:span text:style-name="T5">&lt;!-- define a policy that requires both rules to be satisfied --&gt;</text:span></text:p>
      <text:p text:style-name="Code_20_block"><text:s text:c="4"/>&lt;AND&gt;</text:p>
      <text:p text:style-name="Code_20_block"><text:s text:c="6"/><text:span text:style-name="T5">&lt;!-- define a policy allowing only nodes with 2 processing threads or more --&gt;</text:span></text:p>
      <text:p text:style-name="Code_20_block"><text:s text:c="6"/>&lt;AtLeast&gt;</text:p>
      <text:p text:style-name="Code_20_block"><text:s text:c="8"/>&lt;Property&gt;processing.threads&lt;/Property&gt;</text:p>
      <text:p text:style-name="Code_20_block"><text:s text:c="8"/>&lt;Value&gt;2&lt;/Value&gt;</text:p>
      <text:p text:style-name="Code_20_block"><text:s text:c="6"/>&lt;/AtLeast&gt;</text:p>
      <text:p text:style-name="Code_20_block"><text:s text:c="6"/><text:span text:style-name="T5">&lt;!-- allow only nodes in the "mydomain.com" internet domain (case ignored) --&gt;</text:span></text:p>
      <text:p text:style-name="Code_20_block"><text:s text:c="6"/>&lt;Contains ignoreCase="true"&gt;</text:p>
      <text:p text:style-name="Code_20_block"><text:s text:c="8"/>&lt;Property&gt;ipv4.addresses&lt;/Property&gt;</text:p>
      <text:p text:style-name="Code_20_block"><text:s text:c="8"/>&lt;Value&gt;mydomain.com&lt;/Value&gt;</text:p>
      <text:p text:style-name="Code_20_block"><text:s text:c="6"/>&lt;/Contains&gt;</text:p>
      <text:p text:style-name="Code_20_block"><text:s text:c="4"/>&lt;/AND&gt;</text:p>
      <text:p text:style-name="Code_20_block"><text:s text:c="2"/>&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3/index.html?org/jppf/node/policy/PolicyParser.html"><text:span text:style-name="Code_20_char">PolicyParser</text:span></text:a> API, by the means of one of the following methods:</text:p>
      <text:p text:style-name="Standard"/>
      <text:p text:style-name="Code_20_block"><text:s text:c="2"/>static ExecutionPolicy parsePolicy(String) <text:s text:c="5"/><text:span text:style-name="T5">// parse from a string</text:span></text:p>
      <text:p text:style-name="Code_20_block"><text:s text:c="2"/>static ExecutionPolicy parsePolicyFile(String) <text:s/><text:span text:style-name="T5">// parse from a file</text:span></text:p>
      <text:p text:style-name="Code_20_block"><text:s text:c="2"/>static ExecutionPolicy parsePolicy(File) <text:s text:c="7"/><text:span text:style-name="T5">// parse from a file</text:span></text:p>
      <text:p text:style-name="Code_20_block"><text:s text:c="2"/>static ExecutionPolicy parsePolicy(Reader) <text:s text:c="5"/><text:span text:style-name="T5">// parse from a Reader</text:span></text:p>
      <text:p text:style-name="Code_20_block"><text:s text:c="2"/>static ExecutionPolicy parsePolicy(InputStream) <text:span text:style-name="T5">// parse from an InputStream</text:span></text:p>
      <text:p text:style-name="Standard"/>
      <text:p text:style-name="Standard">Example use:</text:p>
      <text:p text:style-name="Code_20_block"><text:s text:c="2"/><text:span text:style-name="T5">// parse the specified XML file into an ExecutionPolicy object</text:span></text:p>
      <text:p text:style-name="Code_20_block"><text:s text:c="2"/>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text:s text:c="2"/>static ExecutionPolicy validatePolicy(String) <text:s text:c="5"/><text:span text:style-name="T5">// validate from a string</text:span></text:p>
      <text:p text:style-name="Code_20_block"><text:s text:c="2"/>static ExecutionPolicy validatePolicyFile(String) <text:s/><text:span text:style-name="T5">// validate from a file</text:span></text:p>
      <text:p text:style-name="Code_20_block"><text:s text:c="2"/>static ExecutionPolicy validatePolicy(File) <text:s text:c="7"/><text:span text:style-name="T5">// validate from a file</text:span></text:p>
      <text:p text:style-name="Code_20_block"><text:s text:c="2"/>static ExecutionPolicy validatePolicy(Reader) <text:s text:c="5"/><text:span text:style-name="T5">// validate from a Reader</text:span></text:p>
      <text:p text:style-name="Code_20_block"><text:s text:c="2"/>static ExecutionPolicy validatePolicy(InputStream) <text:span text:style-name="T5">// validate from an InputStream</text:span></text:p>
      <text:p text:style-name="Standard"/>
      <text:p text:style-name="Standard"><text:soft-page-break/>To enable validation, the document's namespace must be specified in the root element:</text:p>
      <text:p text:style-name="Standard"/>
      <text:p text:style-name="Code_20_block"><text:s text:c="2"/>&lt;jppf:ExecutionPolicy <text:span text:style-name="T3">xmlns:jppf="http://www.jppf.org/schemas/ExecutionPolicy.xsd"</text:span>&gt;</text:p>
      <text:p text:style-name="Code_20_block"><text:s text:c="4"/>...</text:p>
      <text:p text:style-name="Code_20_block"><text:s text:c="2"/>&lt;/jppf:ExecutionPolicy&gt;</text:p>
      <text:p text:style-name="Standard"/>
      <text:p text:style-name="Standard">Example use:</text:p>
      <text:p text:style-name="Code_20_block"><text:s text:c="2"/>public ExecutionPolicy createPolicy(String policyPath) {</text:p>
      <text:p text:style-name="Code_20_block"><text:s text:c="4"/>try {</text:p>
      <text:p text:style-name="Code_20_block"><text:s text:c="6"/><text:span text:style-name="T5">// validate the specified XML file</text:span></text:p>
      <text:p text:style-name="Code_20_block"><text:s text:c="6"/>PolicyParser.validatePolicyFile(policyPath);</text:p>
      <text:p text:style-name="Code_20_block"><text:s text:c="4"/>} catch(Exception e) {</text:p>
      <text:p text:style-name="Code_20_block"><text:s text:c="6"/><text:span text:style-name="T5">// the validation and parsing errors are in the exception message</text:span></text:p>
      <text:p text:style-name="Code_20_block"><text:s text:c="6"/>System.err.println("The execution policy " + policyPath +</text:p>
      <text:p text:style-name="Code_20_block"><text:s text:c="8"/>" is not valid: " + e.getMessage());</text:p>
      <text:p text:style-name="Code_20_block"><text:s text:c="5"/>return null;</text:p>
      <text:p text:style-name="Code_20_block"><text:s text:c="4"/>}</text:p>
      <text:p text:style-name="Code_20_block"><text:s text:c="4"/><text:span text:style-name="T5">// the policy is valid, we can parse it safely</text:span></text:p>
      <text:p text:style-name="Code_20_block"><text:s text:c="4"/>return PolicyParser.parsePolicyFile(policyPath);</text:p>
      <text:p text:style-name="Code_20_block"><text:s text:c="2"/>}</text:p>
      <text:list xml:id="list30621727" text:continue-numbering="true" text:style-name="Outline">
        <text:list-item>
          <text:list>
            <text:list-item>
              <text:list>
                <text:list-item>
                  <text:list>
                    <text:list-item>
                      <text:h text:style-name="Heading_20_4" text:outline-level="4">Creating custom policies</text:h>
                    </text:list-item>
                  </text:list>
                </text:list-item>
              </text:list>
            </text:list-item>
          </text:list>
        </text:list-item>
      </text:list>
      <text:p text:style-name="Standard">It is possible to apply user-defined policies. When you do so, a number of constraints must be respected:</text:p>
      <text:p text:style-name="Standard"/>
      <text:list xml:id="list30620598" text:continue-list="list30617650" text:style-name="List_20_1">
        <text:list-item>
          <text:p text:style-name="P12">the custom policy class must extend <text:a xlink:type="simple" xlink:href="http://www.jppf.org/api-3/index.html?org/jppf/node/policy/CustomPolicy.html"><text:span text:style-name="Code_20_char">CustomPolicy</text:span></text:a></text:p>
        </text:list-item>
        <text:list-item>
          <text:p text:style-name="P12">the custom policy class must be deployed in the JPPF server classpath as well as the client's</text:p>
        </text:list-item>
      </text:list>
      <text:p text:style-name="Standard"/>
      <text:p text:style-name="Standard">Here is a sample custom policy code:</text:p>
      <text:p text:style-name="Standard"/>
      <text:p text:style-name="Code_20_block"><text:s text:c="2"/>package my.package;</text:p>
      <text:p text:style-name="Code_20_block"><text:s text:c="2"/>import org.jppf.management.JPPFSystemInformation;</text:p>
      <text:p text:style-name="Code_20_block"><text:s text:c="2"/>import org.jppf.node.policy.CustomPolicy;</text:p>
      <text:p text:style-name="Code_20_block"><text:s text:c="2"/></text:p>
      <text:p text:style-name="Code_20_block"><text:s text:c="2"/><text:span text:style-name="T5">// define a policy allowing only nodes with 2 processing threads or more</text:span></text:p>
      <text:p text:style-name="Code_20_block"><text:s text:c="2"/><text:span text:style-name="T3">public class MyCustomPolicy extends CustomPolicy </text:span>{</text:p>
      <text:p text:style-name="Code_20_block"><text:s text:c="4"/><text:span text:style-name="T3">public boolean accepts(JPPFSystemInformation info) </text:span>{</text:p>
      <text:p text:style-name="Code_20_block"><text:s text:c="6"/><text:span text:style-name="T5">// get the value of the "processing.threads" property</text:span></text:p>
      <text:p text:style-name="Code_20_block"><text:s text:c="6"/>String s = <text:span text:style-name="T3">this.getProperty(info, "processing.threads");</text:span></text:p>
      <text:p text:style-name="Code_20_block"><text:s text:c="6"/>int n = -1;</text:p>
      <text:p text:style-name="Code_20_block"><text:s text:c="6"/>try { n = Integer.valueOf(s); }</text:p>
      <text:p text:style-name="Code_20_block"><text:s text:c="6"/>catch(NumberFormatException e) { // process the exception }</text:p>
      <text:p text:style-name="Code_20_block"><text:s text:c="6"/><text:span text:style-name="T5">// node is accepted only if number of threads &gt;= 2</text:span></text:p>
      <text:p text:style-name="Code_20_block"><text:s text:c="6"/>return n &gt;= 2;</text:p>
      <text:p text:style-name="Code_20_block"><text:s text:c="4"/>}</text:p>
      <text:p text:style-name="Code_20_block"><text:s text:c="2"/>}</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text:s text:c="2"/>public boolean accepts(JPPFSystemInformation info)</text:p>
      <text:p text:style-name="Code_20_block"><text:s text:c="2"/>{</text:p>
      <text:p text:style-name="Code_20_block"><text:s text:c="4"/><text:span text:style-name="T5">// get the value to compare with, passed as the first argument to this policy</text:span></text:p>
      <text:p text:style-name="Code_20_block"><text:s text:c="4"/>String s1 = <text:span text:style-name="T3">getArgs()[0]</text:span>;</text:p>
      <text:p text:style-name="Code_20_block"><text:s text:c="4"/>int param = -1;</text:p>
      <text:p text:style-name="Code_20_block"><text:s text:c="4"/>try { param = Integer.valueOf(s1); }</text:p>
      <text:p text:style-name="Code_20_block"><text:s text:c="4"/>catch(NumberFormatException e) { }</text:p>
      <text:p text:style-name="Code_20_block"><text:s text:c="4"/>String s2 = getProperty(info, "processing.thread");</text:p>
      <text:p text:style-name="Code_20_block"><text:s text:c="4"/>int n = -1;</text:p>
      <text:p text:style-name="Code_20_block"><text:s text:c="4"/>try { n = Integer.valueOf(s2); }</text:p>
      <text:p text:style-name="Code_20_block"><text:s text:c="4"/>catch(NumberFormatException e) { }</text:p>
      <text:p text:style-name="Code_20_block"><text:s text:c="4"/><text:span text:style-name="T5">// node is accepted only if number of threads &gt;= param</text:span></text:p>
      <text:p text:style-name="Code_20_block"><text:s text:c="4"/>return n &gt;= param;</text:p>
      <text:p text:style-name="Code_20_block"><text:s text:c="2"/>}</text:p>
      <text:p text:style-name="Standard"/>
      <text:p text:style-name="P1">Here we use the <text:span text:style-name="Code_20_char">getArgs()</text:span> method which returns an array of strings, corresponding to the arguments passed in the <text:soft-page-break/>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text:s text:c="2"/>&lt;CustomRule class="my.package.MyCustomPolicy"&gt;</text:p>
      <text:p text:style-name="Code_20_block"><text:s text:c="4"/>&lt;Arg&gt;3&lt;/Arg&gt;</text:p>
      <text:p text:style-name="Code_20_block"><text:s text:c="2"/>&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in a way that is exactly equivalent to this code snippet:</text:p>
      <text:p text:style-name="Standard"/>
      <text:p text:style-name="Code_20_block"><text:s text:c="2"/>MyCustomPolicy policy = new MyCustomPolicy();</text:p>
      <text:p text:style-name="Code_20_block"><text:s text:c="2"/>policy.setArgs( "3" );</text:p>
      <text:list xml:id="list30602657" text:continue-list="list30621727" text:style-name="Outline">
        <text:list-item>
          <text:list>
            <text:list-item>
              <text:list>
                <text:list-item>
                  <text:h text:style-name="Heading_20_3" text:outline-level="3">Job start and expiration scheduling</text:h>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Code_20_block"><text:s text:c="2"/><text:span text:style-name="T5">// job start schedule</text:span></text:p>
      <text:p text:style-name="Code_20_block"><text:s text:c="2"/>public JPPFSchedule getJobSchedule()</text:p>
      <text:p text:style-name="Code_20_block"><text:s text:c="2"/>public void setJobSchedule(JPPFSchedule schedule)</text:p>
      <text:p text:style-name="Code_20_block"><text:s text:c="2"/></text:p>
      <text:p text:style-name="Code_20_block"><text:s text:c="2"/><text:span text:style-name="T5">// job expiration schedule</text:span></text:p>
      <text:p text:style-name="Code_20_block"><text:s text:c="2"/>public JPPFSchedule getJobExpirationSchedule()</text:p>
      <text:p text:style-name="Code_20_block"><text:s text:c="2"/>public void setJobExpirationSchedule(JPPFSchedule schedule)</text:p>
      <text:p text:style-name="Standard"/>
      <text:p text:style-name="Standard">As we can see, this is all about getting and setting an instance of <text:a xlink:type="simple" xlink:href="http://www.jppf.org/api-3/index.html?org/jppf/scheduling/JPPFSchedule.html"><text:span text:style-name="Code_20_char">JPPFSchedule</text:span></text:a>. A schedule is normally defined through one of its constructors:</text:p>
      <text:p text:style-name="Standard"/>
      <text:p text:style-name="P3">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text:s text:c="2"/>JPPFJob myJob = new Job();</text:p>
      <text:p text:style-name="P6"><text:s text:c="2"/>// set the job to start 5 seconds after being received</text:p>
      <text:p text:style-name="Code_20_block"><text:s text:c="2"/>JPPFSchedule mySchedule = new JPPFSchedule(5000L);</text:p>
      <text:p text:style-name="Code_20_block"><text:s text:c="2"/>myJob.getJobSLA().setJobSchedule(mySchedule);</text:p>
      <text:p text:style-name="Standard"/>
      <text:p text:style-name="Standard"><text:span text:style-name="T3">As a specific date/time</text:span><text:line-break/></text:p>
      <text:p text:style-name="Code_20_block"><text:s text:c="2"/>public JPPFSchedule(String date, String dateFormat)</text:p>
      <text:p text:style-name="Standard"/>
      <text:p text:style-name="Standard">Here the date format is specified as a pattern for a <text:a xlink:type="simple" xlink:href="http://docs.oracle.com/javase/6/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text:s text:c="2"/>JPPFJob myJob = new Job();</text:p>
      <text:p text:style-name="P7"><text:s text:c="2"/>String dateFormat = "MM/dd/yyyy hh:mm a z";</text:p>
      <text:p text:style-name="P6"><text:s text:c="2"/>// set the job to expire on September 30, 2010 at 12:08 PM in the CEDT time zone</text:p>
      <text:p text:style-name="Code_20_block"><text:s text:c="2"/>JPPFSchedule schedule = new JPPFSchedule(<text:span text:style-name="T12">"09/30/2010 12:08 PM CEDT", dateFormat</text:span>);</text:p>
      <text:p text:style-name="Code_20_block"><text:s text:c="2"/>myJob.getJobSLA().setJobExpirationSchedule(mySchedule);</text:p>
      <text:list xml:id="list30618444" text:continue-numbering="true" text:style-name="Outline">
        <text:list-item>
          <text:list>
            <text:list-item>
              <text:list>
                <text:list-item>
                  <text:h text:style-name="Heading_20_3" text:outline-level="3">Broadcast jobs</text:h>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3/index.html?org/jppf/node/protocol/JobSLA.html"><text:span text:style-name="Code_20_char">JobSLA</text:span></text:a> provides the following accessors:</text:p>
      <text:p text:style-name="Standard"><text:soft-page-break/></text:p>
      <text:p text:style-name="Code_20_block"><text:s text:c="2"/>public boolean isBroadcastJob()</text:p>
      <text:p text:style-name="Code_20_block"><text:s text:c="2"/>public void setBroadcastJob(boolean broadcastJob)</text:p>
      <text:p text:style-name="Standard"/>
      <text:p text:style-name="Standard">To set a job in broadcast mode:</text:p>
      <text:p text:style-name="Standard"/>
      <text:p text:style-name="Code_20_block"><text:s text:c="2"/>JPPFJob myJob = new JPPFJob();</text:p>
      <text:p text:style-name="Code_20_block"><text:s text:c="2"/>myJob.getJobSLA().setBroadcastJob(true);</text:p>
      <text:p text:style-name="Standard"/>
      <text:p text:style-name="Standard">With respect to the dynamic aspect of a JPPF grid, the following behavior is enforced:</text:p>
      <text:p text:style-name="Standard"/>
      <text:list xml:id="list30614470" text:continue-list="list30620598" text:style-name="List_20_1">
        <text:list-item>
          <text:p text:style-name="P12">a broadcast job is only executed on the nodes active at the time the job is received by the JPPF driver</text:p>
        </text:list-item>
        <text:list-item>
          <text:p text:style-name="P12">if a node dies or disconnects while the job is executing on it, the job is canceled for this node</text:p>
        </text:list-item>
        <text:list-item>
          <text:p text:style-name="P12">if a new node connects while the job is executing, the broadcast job will not execute on it</text:p>
        </text:list-item>
        <text:list-item>
          <text:p text:style-name="P12">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30626520" text:continue-list="list30618444" text:style-name="Outline">
        <text:list-item>
          <text:list>
            <text:list-item>
              <text:list>
                <text:list-item>
                  <text:h text:style-name="Heading_20_3" text:outline-level="3">Canceling a job upon client disconnection</text:h>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text:p>
      <text:p text:style-name="P1"/>
      <text:p text:style-name="P1">This property is set once for each job, and cannot be changed once the job has been submitted to the server, i.e. it is not dynamically manageable.</text:p>
      <text:list xml:id="list30608720" text:continue-numbering="true" text:style-name="Outline">
        <text:list-item>
          <text:list>
            <text:list-item>
              <text:h text:style-name="P21" text:outline-level="2">Job Metadata</text:h>
            </text:list-item>
          </text:list>
        </text:list-item>
      </text:list>
      <text:p text:style-name="Standard">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3/index.html?org/jppf/node/protocol/JobMetadata.html"><text:span text:style-name="Code_20_char">JobMetadata</text:span></text:a>, and can be accessed from the job as follows:</text:p>
      <text:p text:style-name="Standard"/>
      <text:p text:style-name="Code_20_block"><text:s text:c="2"/>JPPFJob job = ...;</text:p>
      <text:p text:style-name="Code_20_block"><text:s text:c="2"/>JobMetadata metaData = job.getMetadata();</text:p>
      <text:p text:style-name="Standard"/>
      <text:p text:style-name="Standard"><text:span text:style-name="Code_20_char">JobMetadata</text:span> provides the following methods:</text:p>
      <text:p text:style-name="Standard"/>
      <text:p text:style-name="Code_20_block"><text:s text:c="2"/>public interface JobMetadata extends Serializable {</text:p>
      <text:p text:style-name="P6"><text:s text:c="4"/>// Set a parameter in the metadata</text:p>
      <text:p text:style-name="Code_20_block"><text:s text:c="4"/>public void setParameter(Object key, Object value)</text:p>
      <text:p text:style-name="Code_20_block"><text:s text:c="2"/></text:p>
      <text:p text:style-name="Code_20_block"><text:s text:c="4"/><text:span text:style-name="T5">// Retrieve a parameter in the metadata</text:span></text:p>
      <text:p text:style-name="Code_20_block"><text:s text:c="4"/>public Object getParameter(Object key)</text:p>
      <text:p text:style-name="Code_20_block"><text:s text:c="2"/></text:p>
      <text:p text:style-name="Code_20_block"><text:s text:c="4"/><text:span text:style-name="T5">// Retrieve a parameter in the metadata</text:span></text:p>
      <text:p text:style-name="Code_20_block"><text:s text:c="4"/>public Object getParameter(Object key, Object defaultValue)</text:p>
      <text:p text:style-name="Code_20_block"><text:s text:c="2"/></text:p>
      <text:p text:style-name="Code_20_block"><text:s text:c="4"/><text:span text:style-name="T5">// Remove a parameter from the metadata</text:span></text:p>
      <text:p text:style-name="Code_20_block"><text:s text:c="4"/>public Object removeParameter(Object key)</text:p>
      <text:p text:style-name="Code_20_block"/>
      <text:p text:style-name="Code_20_block"><text:s text:c="4"/><text:span text:style-name="T5">// Get a copy of the metadata map</text:span></text:p>
      <text:p text:style-name="Code_20_block"><text:s text:c="4"/>public Map&lt;Object, Object&gt; getAll()</text:p>
      <text:p text:style-name="Code_20_block"><text:s text:c="2"/>}</text:p>
      <text:p text:style-name="Standard"/>
      <text:p text:style-name="Standard">Here is an example use:</text:p>
      <text:p text:style-name="Standard"/>
      <text:p text:style-name="Code_20_block"><text:s text:c="2"/>JPPFJob job = ...;</text:p>
      <text:p text:style-name="Code_20_block"><text:s text:c="2"/>JPPFJobMetadata metaData = job.getJobMetadata();</text:p>
      <text:p text:style-name="Code_20_block"><text:s text:c="2"/><text:span text:style-name="T5">// set the memory footprint of each task to 10 KB</text:span></text:p>
      <text:p text:style-name="Code_20_block"><text:s text:c="2"/>metaData.setParameter(“task.footprint”, “” + (10 * 1024));</text:p>
      <text:p text:style-name="Code_20_block"><text:s text:c="2"/><text:span text:style-name="T5">// set the duration of each task to 80 milliseconds</text:span></text:p>
      <text:p text:style-name="Code_20_block"><text:s text:c="2"/>metaData.setParameter(“task.duration”, “80”);</text:p>
      <text:p text:style-name="Standard"/>
      <text:p text:style-name="Standard"><text:span text:style-name="T13">Related sample</text:span>: “<text:a xlink:type="simple" xlink:href="http://www.jppf.org/samples-pack/CustomLoadBalancer/Readme.php">CustomLoadBalancer</text:a>” in the JPPF samples pack.</text:p>
      <text:p text:style-name="Standard"/>
      <text:list xml:id="list30632781" text:continue-numbering="true" text:style-name="Outline">
        <text:list-item>
          <text:list>
            <text:list-item>
              <text:h text:style-name="P21" text:outline-level="2">The JPPFClient API</text:h>
            </text:list-item>
          </text:list>
        </text:list-item>
      </text:list>
      <text:p text:style-name="Standard">A JPPF client is an object that will handle the communication between the application and the server. Its role is to:</text:p>
      <text:list xml:id="list30620635" text:continue-list="list30614470" text:style-name="List_20_1">
        <text:list-item>
          <text:p text:style-name="P12">manage one or multiple connections with the server</text:p>
        </text:list-item>
        <text:list-item>
          <text:p text:style-name="P12">submit jobs and get their results</text:p>
        </text:list-item>
        <text:list-item>
          <text:p text:style-name="P12">handle notifications of job results</text:p>
        </text:list-item>
        <text:list-item>
          <text:p text:style-name="P12">manage each connection's life cycle events</text:p>
        </text:list-item>
        <text:list-item>
          <text:p text:style-name="P12">provide the low-level machinery on the client side for the distributed class loading mechanism</text:p>
        </text:list-item>
        <text:list-item>
          <text:p text:style-name="P12">provide an access point for the management and monitoring of each server</text:p>
        </text:list-item>
      </text:list>
      <text:p text:style-name="Standard"/>
      <text:p text:style-name="Standard">A JPPF client is represented by the class <text:a xlink:type="simple" xlink:href="http://www.jppf.org/api-3/index.html?org/jppf/client/JPPFClient.html"><text:span text:style-name="Code_20_char">JPPFClient</text:span></text:a>. We will detail its functionalities in the next sub-sections.</text:p>
      <text:list xml:id="list30610078" text:continue-list="list30632781" text:style-name="Outline">
        <text:list-item>
          <text:list>
            <text:list-item>
              <text:list>
                <text:list-item>
                  <text:h text:style-name="Heading_20_3" text:outline-level="3"><text:bookmark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Generic constructor with automatic identifier generation</text:p>
      <text:p text:style-name="P1"/>
      <text:p text:style-name="Code_20_block"><text:s text:c="2"/>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Constructor specifying a user-defined client identifier</text:p>
      <text:p text:style-name="Standard"/>
      <text:p text:style-name="Code_20_block"><text:s text:c="2"/>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text:s text:c="2"/>public class MyApplication {</text:p>
      <text:p text:style-name="Code_20_block"><text:s text:c="4"/><text:span text:style-name="T5">// singleton instance of the JPPF client</text:span></text:p>
      <text:p text:style-name="Code_20_block"><text:s text:c="4"/>private static JPPFClient jppfClient = new JPPFClient();</text:p>
      <text:p text:style-name="Code_20_block"><text:s text:c="4"/><text:span text:style-name="T5">// allows access to the client from any other class</text:span></text:p>
      <text:p text:style-name="Code_20_block"><text:s text:c="4"/>public static JPPFClient getJPPFClient() {</text:p>
      <text:p text:style-name="Code_20_block"><text:s text:c="6"/>return jppfClient;</text:p>
      <text:p text:style-name="Code_20_block"><text:s text:c="4"/>}</text:p>
      <text:p text:style-name="Code_20_block"><text:s text:c="2"/></text:p>
      <text:p text:style-name="Code_20_block"><text:s text:c="4"/>public static void main(String...args) {</text:p>
      <text:p text:style-name="Code_20_block"><text:s text:c="6"/><text:span text:style-name="T5">// enclosed in a try / catch to ensure resources are properly released</text:span></text:p>
      <text:p text:style-name="Code_20_block"><text:s text:c="6"/>try {</text:p>
      <text:p text:style-name="Code_20_block"><text:s text:c="8"/><text:span text:style-name="T3">jppfClient = new JPPFClient();</text:span></text:p>
      <text:p text:style-name="Code_20_block"><text:s text:c="8"/><text:span text:style-name="T5">// ... application-sepcific code here ...</text:span></text:p>
      <text:p text:style-name="Code_20_block"><text:s text:c="6"/>} finally {</text:p>
      <text:p text:style-name="Code_20_block"><text:s text:c="8"/><text:span text:style-name="T5">// close the client to release its resources</text:span></text:p>
      <text:p text:style-name="Code_20_block"><text:s text:c="8"/>if (jppfClient != null) <text:span text:style-name="T3">jppfClient.close()</text:span>;</text:p>
      <text:p text:style-name="Code_20_block"><text:s text:c="6"/>}</text:p>
      <text:p text:style-name="Code_20_block"><text:s text:c="4"/>}</text:p>
      <text:p text:style-name="Code_20_block"><text:s text:c="2"/>}</text:p>
      <text:list xml:id="list30629184" text:continue-numbering="true" text:style-name="Outline">
        <text:list-item>
          <text:list>
            <text:list-item>
              <text:list>
                <text:list-item>
                  <text:h text:style-name="Heading_20_3" text:outline-level="3"><text:soft-page-break/>Submitting a job</text:h>
                </text:list-item>
              </text:list>
            </text:list-item>
          </text:list>
        </text:list-item>
      </text:list>
      <text:p text:style-name="Standard">To submit a job, JPPFClient provides a single method:</text:p>
      <text:p text:style-name="Standard"/>
      <text:p text:style-name="Code_20_block"><text:s text:c="2"/>public List&lt;JPPFTasks&gt; submit(JPPFJob job)</text:p>
      <text:p text:style-name="Standard"/>
      <text:p text:style-name="Standard">This method has two different behaviors, depending on whether the job is blocking or non-blocking:</text:p>
      <text:p text:style-name="Standard"/>
      <text:list xml:id="list30627850" text:continue-list="list30620635" text:style-name="List_20_1">
        <text:list-item>
          <text:p text:style-name="P15">blocking job: the <text:span text:style-name="Code_20_char">submit()</text:span> method blocks until the job execution is complete. The return value is a list of tasks with their results, in the same order as the tasks that were added to the job.</text:p>
        </text:list-item>
        <text:list-item>
          <text:p text:style-name="P15">non-blocking job: <text:span text:style-name="Code_20_char">submit()</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3.2.4 </text:bookmark-ref>).</text:p>
        </text:list-item>
      </text:list>
      <text:list xml:id="list30622032" text:continue-list="list30629184" text:style-name="Outline">
        <text:list-item>
          <text:list>
            <text:list-item>
              <text:list>
                <text:list-item>
                  <text:h text:style-name="Heading_20_3" text:outline-level="3">Exploring the server connections</text:h>
                </text:list-item>
              </text:list>
            </text:list-item>
          </text:list>
        </text:list-item>
      </text:list>
      <text:p text:style-name="Standard">The JPPF client handles one or more connections to one or multiple servers. Each individual connection is represented as an instance of the interface <text:a xlink:type="simple" xlink:href="http://www.jppf.org/api-3/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Code_20_block"><text:s text:c="2"/><text:span text:style-name="T5">// Get all the client connections handled by this JPPFClient</text:span></text:p>
      <text:p text:style-name="Code_20_block"><text:s text:c="2"/>public List&lt;JPPFClientConnection&gt; getAllConnections()</text:p>
      <text:p text:style-name="Code_20_block"><text:s text:c="2"/></text:p>
      <text:p text:style-name="Code_20_block"><text:s text:c="2"/><text:span text:style-name="T5">// Get the names of all the client connections handled by this JPPFClient</text:span></text:p>
      <text:p text:style-name="Code_20_block"><text:s text:c="2"/>public List&lt;String&gt; getAllConnectionNames()</text:p>
      <text:p text:style-name="Code_20_block"><text:s text:c="2"/></text:p>
      <text:p text:style-name="Code_20_block"><text:s text:c="2"/><text:span text:style-name="T5">// Get a connection given its name</text:span></text:p>
      <text:p text:style-name="Code_20_block"><text:s text:c="2"/>public JPPFClientConnection getClientConnection(String name)</text:p>
      <text:list xml:id="list30604160" text:continue-numbering="true" text:style-name="Outline">
        <text:list-item>
          <text:list>
            <text:list-item>
              <text:list>
                <text:list-item>
                  <text:h text:style-name="Heading_20_3" text:outline-level="3"><text:bookmark text:name="__RefHeading__32325689"/>Receiving notifications for new server 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3/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3.7.1 </text:bookmark-ref>:</text:p>
      <text:p text:style-name="P1"/>
      <text:p text:style-name="Code_20_block"><text:s text:c="2"/><text:span text:style-name="T5">// Initialize with the specified listeners and a generated uuid</text:span></text:p>
      <text:p text:style-name="Code_20_block"><text:s text:c="2"/>public JPPFClient(ClientListener...listeners)</text:p>
      <text:p text:style-name="Code_20_block"><text:s text:c="2"/><text:span text:style-name="T5">// Initialize with the specified listeners and user-defined uuid</text:span></text:p>
      <text:p text:style-name="Code_20_block"><text:s text:c="2"/>public JPPFClient(String uuid, <text:s/>ClientListener...clientListeners)</text:p>
      <text:p text:style-name="P1"/>
      <text:p text:style-name="P1">It is also possible to add and remove listeners using these two more "conventional" methods:</text:p>
      <text:p text:style-name="P1"/>
      <text:p text:style-name="Code_20_block"><text:s text:c="2"/><text:span text:style-name="T5">// register a listener with this client</text:span></text:p>
      <text:p text:style-name="Code_20_block"><text:s text:c="2"/>public void addClientListener(ClientListener listener)</text:p>
      <text:p text:style-name="Code_20_block"><text:s text:c="2"/><text:span text:style-name="T5">// remove a listener from the registered listeners</text:span></text:p>
      <text:p text:style-name="Code_20_block"><text:s text:c="2"/>public synchronized void removeClientListener(ClientListener listener)</text:p>
      <text:p text:style-name="Standard"/>
      <text:p text:style-name="Standard">Here is a sample <text:span text:style-name="Code_20_char">ClientListener</text:span> implementation:</text:p>
      <text:p text:style-name="Standard"/>
      <text:p text:style-name="Code_20_block"><text:s text:c="2"/>public class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4"/>}</text:p>
      <text:p text:style-name="Code_20_block"><text:s text:c="2"/>}</text:p>
      <text:p text:style-name="Code_20_block"><text:s text:c="2"/></text:p>
      <text:p text:style-name="Code_20_block"><text:s text:c="2"/>ClientListener <text:s/>myClientListener = <text:s/>new MyClientListener();</text:p>
      <text:p text:style-name="Code_20_block"><text:s text:c="2"/><text:span text:style-name="T5">// initialize the client and register the listener</text:span></text:p>
      <text:p text:style-name="Code_20_block"><text:s text:c="2"/>JPPFClient jppfClient = <text:span text:style-name="T3">new JPPFClient(myClientListener)</text:span>;</text:p>
      <text:h text:style-name="P23" text:outline-level="3"/>
      <text:list xml:id="list30614038" text:continue-numbering="true" text:style-name="Outline">
        <text:list-item>
          <text:list>
            <text:list-item>
              <text:list>
                <text:list-item>
                  <text:h text:style-name="P24" text:outline-level="3">Receiving status notifications for existing server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3/index.html?org/jppf/client/JPPFClientConnectionStatus.html"><text:span text:style-name="Code_20_char">JPPFClientConnectionStatus</text:span></text:a>, and has the following possible values: NEW, DISCONNECTED, CONNECTING, ACTIVE, EXECUTING or FAILED.</text:p>
      <text:p text:style-name="P1"/>
      <text:p text:style-name="P1">JPPFConnection extends the interface ClientConnectionStatusHandler, which provides the following methods to handle the connection status and register or remove listeners:</text:p>
      <text:p text:style-name="P1"/>
      <text:p text:style-name="Code_20_block"><text:s text:c="2"/>public interface ClientConnectionStatusHandler {</text:p>
      <text:p text:style-name="Code_20_block"><text:s text:c="4"/><text:span text:style-name="T5">// Get the status of this connection</text:span></text:p>
      <text:p text:style-name="Code_20_block"><text:s text:c="4"/>JPPFClientConnectionStatus getStatus();</text:p>
      <text:p text:style-name="Code_20_block"><text:s text:c="4"/><text:span text:style-name="T5">// Set the status of this connection</text:span></text:p>
      <text:p text:style-name="Code_20_block"><text:s text:c="4"/>void setStatus(JPPFClientConnectionStatus status);</text:p>
      <text:p text:style-name="Code_20_block"><text:s text:c="4"/><text:span text:style-name="T5">// Register a connection status listener with this connection</text:span></text:p>
      <text:p text:style-name="Code_20_block"><text:s text:c="4"/>void addClientConnectionStatusListener(ClientConnectionStatusListener listener);</text:p>
      <text:p text:style-name="Code_20_block"><text:s text:c="4"/><text:span text:style-name="T5">// Remove a connection status listener from the registered listeners</text:span></text:p>
      <text:p text:style-name="Code_20_block"><text:s text:c="4"/>void removeClientConnectionStatusListener(ClientConnectionStatusListener listener);</text:p>
      <text:p text:style-name="Code_20_block"><text:s text:c="2"/>}</text:p>
      <text:p text:style-name="P1"/>
      <text:p text:style-name="P1">Here is a sample status listener implementation:</text:p>
      <text:p text:style-name="P1"/>
      <text:p text:style-name="Code_20_block"><text:s text:c="2"/>public class MyStatusListener <text:span text:style-name="T3">extends ClientConnectionStatusListener </text:span>{</text:p>
      <text:p text:style-name="Code_20_block"><text:s text:c="4"/><text:span text:style-name="T3">public void statusChanged(ClientConnectionStatusEvent event) </text:span>{</text:p>
      <text:p text:style-name="Code_20_block"><text:s text:c="6"/><text:span text:style-name="T5">// obtain the client connection from the event</text:span></text:p>
      <text:p text:style-name="Code_20_block"><text:s text:c="6"/>JPPFClientConnection connection =</text:p>
      <text:p text:style-name="Code_20_block"><text:s text:c="8"/>(JPPFClientConnection) <text:span text:style-name="T3">event.getClientConnectionStatusHandler();</text:span></text:p>
      <text:p text:style-name="Code_20_block"><text:s text:c="6"/><text:span text:style-name="T5">// get the new status</text:span></text:p>
      <text:p text:style-name="Code_20_block"><text:s text:c="6"/>JPPFClientConnectionStatus status = <text:span text:style-name="T3">connection.getStatus()</text:span>;</text:p>
      <text:p text:style-name="Code_20_block"><text:s text:c="6"/>System.out.println("Connection " + connection.getName() + " status changed to "</text:p>
      <text:p text:style-name="Code_20_block"><text:s text:c="8"/>+ status);</text:p>
      <text:p text:style-name="Code_20_block"><text:s text:c="4"/>}</text:p>
      <text:p text:style-name="Code_20_block"><text:s text:c="2"/>}</text:p>
      <text:p text:style-name="Standard"/>
      <text:p text:style-name="P1">To put all of this together, let's take the sample listener from the previous section <text:bookmark-ref text:reference-format="number-all-superior" text:ref-name="__RefHeading__32325689">3.7.4 </text:bookmark-ref> and modify it to add a status listener to each new connection:</text:p>
      <text:p text:style-name="Standard"/>
      <text:p text:style-name="Code_20_block"><text:s text:c="2"/>public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6"/><text:span text:style-name="T5">// register to receive status event on the new connection</text:span></text:p>
      <text:p text:style-name="Code_20_block"><text:s text:c="6"/>connection.addClientConnectionStatusListener(new MyStatusListener());</text:p>
      <text:p text:style-name="Code_20_block"><text:s text:c="4"/>}</text:p>
      <text:p text:style-name="Code_20_block"><text:s text:c="2"/>}</text:p>
      <text:list xml:id="list30624094"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Code_20_block"><text:s text:c="2"/><text:span text:style-name="T5">// Determine whether local execution is enabled on this client</text:span></text:p>
      <text:p text:style-name="Code_20_block"><text:s text:c="2"/>public boolean isLocalExecutionEnabled()</text:p>
      <text:p text:style-name="Code_20_block"><text:s text:c="2"/></text:p>
      <text:p text:style-name="Code_20_block"><text:s text:c="2"/><text:span text:style-name="T5">// Specify whether local execution is enabled on this client</text:span></text:p>
      <text:p text:style-name="Code_20_block"><text:s text:c="2"/>public void setLocalExecutionEnabled(boolean localExecutionEnabled)</text:p>
      <text:p text:style-name="Standard"/>
      <text:p text:style-name="Standard">Turning local execution on or off will affect the next job to be executed, but not any that is currently executing.</text:p>
      <text:list xml:id="list30602026" text:continue-numbering="true" text:style-name="Outline">
        <text:list-item>
          <text:list>
            <text:list-item>
              <text:h text:style-name="P21"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wnload.oracle.com/javase/6/docs/api/index.html?java/util/concurrent/ExecutorService.html"><text:span text:style-name="Code_20_char">ExecutorService</text:span></text:a> facade to the JPPF client API. This API consists in a simple class: <text:a xlink:type="simple" xlink:href="http://www.jppf.org/api-3/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text:s text:c="2"/>JPPFClient jppfClient = new JPPFClient();</text:p>
      <text:p text:style-name="Code_20_block"><text:s text:c="2"/>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text:s text:c="2"/>JPPFClient jppfClient = new JPPFClient();</text:p>
      <text:p text:style-name="Code_20_block"><text:s text:c="2"/>ExecutorService executor = new JPPFExecutorService(jppfClient);</text:p>
      <text:p text:style-name="Code_20_block"><text:s text:c="2"/></text:p>
      <text:p text:style-name="Code_20_block"><text:s text:c="2"/>try {</text:p>
      <text:p text:style-name="Code_20_block"><text:s text:c="4"/><text:span text:style-name="T5">// submit a single task</text:span></text:p>
      <text:p text:style-name="Code_20_block"><text:s text:c="4"/>Runnable myTask = new MyRunnable(0);</text:p>
      <text:p text:style-name="Code_20_block"><text:s text:c="4"/>Future&lt;?&gt; future = executor.submit(myTask);</text:p>
      <text:p text:style-name="Code_20_block"><text:s text:c="4"/><text:span text:style-name="T5">// wait for the results</text:span></text:p>
      <text:p text:style-name="Code_20_block"><text:s text:c="4"/>future.get();</text:p>
      <text:p text:style-name="Code_20_block"><text:s text:c="4"/><text:span text:style-name="T5">// process the results</text:span></text:p>
      <text:p text:style-name="Code_20_block"><text:s text:c="4"/>...</text:p>
      <text:p text:style-name="Code_20_block"><text:s text:c="2"/></text:p>
      <text:p text:style-name="Code_20_block"><text:s text:c="4"/><text:span text:style-name="T5">// submit a list of tasks</text:span></text:p>
      <text:p text:style-name="Code_20_block"><text:s text:c="4"/>List&lt;Runnable&gt; myTaskList = new ArrayList&lt;Runnable&gt;;</text:p>
      <text:p text:style-name="Code_20_block"><text:s text:c="4"/>for (int i=0; i&lt;10; i++) myTaskList.add(new MyRunnable(i));</text:p>
      <text:p text:style-name="Code_20_block"><text:s text:c="4"/>List&lt;Future&lt;?&gt;&gt; futureList = executor.invokeAll(myTaskList);</text:p>
      <text:p text:style-name="Code_20_block"><text:s text:c="4"/><text:span text:style-name="T5">// wait for the results</text:span></text:p>
      <text:p text:style-name="Code_20_block"><text:s text:c="4"/>for (Future&lt;?&gt; future: futureList) future.get();</text:p>
      <text:p text:style-name="Code_20_block"><text:s text:c="4"/><text:span text:style-name="T5">// process the results for the list of tasks</text:span></text:p>
      <text:p text:style-name="Code_20_block"><text:s text:c="4"/>...</text:p>
      <text:p text:style-name="Code_20_block"><text:s text:c="2"/>} finally {</text:p>
      <text:p text:style-name="Code_20_block"><text:s text:c="4"/><text:span text:style-name="T5">// clean up after use</text:span></text:p>
      <text:p text:style-name="Code_20_block"><text:s text:c="4"/>executor.shutdown();</text:p>
      <text:p text:style-name="Code_20_block"><text:s text:c="4"/>jppfClient.close();</text:p>
      <text:p text:style-name="Code_20_block"><text:s text:c="2"/>}</text:p>
      <text:p text:style-name="Code_20_block"/>
      <text:p text:style-name="Code_20_block"><text:s text:c="2"/><text:span text:style-name="T5">// !!! it is important that this task is Serializable !!!</text:span></text:p>
      <text:p text:style-name="Code_20_block"><text:s text:c="2"/>public static class MyRunnable implements Runnable, Serializable {</text:p>
      <text:p text:style-name="Code_20_block"><text:s text:c="4"/>private int id = 0;</text:p>
      <text:p text:style-name="Code_20_block"><text:s text:c="2"/></text:p>
      <text:p text:style-name="Code_20_block"><text:s text:c="4"/>public MyRunnable(int id) {</text:p>
      <text:p text:style-name="Code_20_block"><text:s text:c="6"/>this.id = id;</text:p>
      <text:p text:style-name="Code_20_block"><text:s text:c="4"/>}</text:p>
      <text:p text:style-name="Code_20_block"><text:s text:c="2"/></text:p>
      <text:p text:style-name="Code_20_block"><text:s text:c="4"/>public void run() {</text:p>
      <text:p text:style-name="Code_20_block"><text:s text:c="6"/>System.out.println(“Running task id ” + id);</text:p>
      <text:p text:style-name="Code_20_block"><text:s text:c="4"/>}</text:p>
      <text:p text:style-name="Code_20_block"><text:s text:c="2"/>}</text:p>
      <text:p text:style-name="P1"/>
      <text:p text:style-name="P1"/>
      <text:list xml:id="list30606544" text:continue-numbering="true" text:style-name="Outline">
        <text:list-item>
          <text:list>
            <text:list-item>
              <text:list>
                <text:list-item>
                  <text:h text:style-name="P24"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Using a batch size</text:span>: specifying a batch size via the method <text:a xlink:type="simple" xlink:href="http://www.jppf.org/api-3/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text:s text:c="2"/>JPPFExecutorService executor = new JPPFExecutorService(jppfClient);</text:p>
      <text:p text:style-name="Code_20_block"><text:s text:c="2"/><text:span text:style-name="T5">// the executor will send jobs with at least 5 tasks each</text:span></text:p>
      <text:p text:style-name="Code_20_block"><text:s text:c="2"/>executor.setBatchSize(5);</text:p>
      <text:p text:style-name="Code_20_block"><text:s text:c="2"/>List&lt;Future&lt;?&gt;&gt; futures = new ArrayList&lt;Future&lt;?&gt;&gt;();</text:p>
      <text:p text:style-name="Code_20_block"><text:s text:c="2"/><text:span text:style-name="T5">// we submit 10 = 2 * 5 tasks, this will cause the client to send 2 jobs</text:span></text:p>
      <text:p text:style-name="Code_20_block"><text:s text:c="2"/>for (int i=0; i&lt;10; i++) futures.add(executor.submit(new MyTask(i)));</text:p>
      <text:p text:style-name="Code_20_block"><text:s text:c="2"/>for (Future&lt;?&gt; f: futures) f.get();</text:p>
      <text:p text:style-name="Standard"/>
      <text:p text:style-name="P4"/>
      <text:p text:style-name="P1"><text:span text:style-name="T3">Using a batch timeout</text:span>: this is done via the method <text:a xlink:type="simple" xlink:href="http://www.jppf.org/api-3/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text:s text:c="2"/>JPPFExecutorService executor = new JPPFExecutorService(jppfClient);</text:p>
      <text:p text:style-name="Code_20_block"><text:s text:c="2"/><text:span text:style-name="T5">// the executor will send a job every second (if any task is submitted)</text:span></text:p>
      <text:p text:style-name="Code_20_block"><text:s text:c="2"/>executor.setBatchTimeout(1000L);</text:p>
      <text:p text:style-name="Code_20_block"><text:s text:c="2"/>List&lt;Future&lt;?&gt;&gt; futures = new ArrayList&lt;Future&lt;?&gt;&gt;();</text:p>
      <text:p text:style-name="Code_20_block"><text:s text:c="2"/><text:span text:style-name="T5">// we submit 5 tasks</text:span></text:p>
      <text:p text:style-name="Code_20_block"><text:s text:c="2"/>for (int i=0; i&lt;5; i++) futures.add(executor.submit(new MyTask(i)));</text:p>
      <text:p text:style-name="Code_20_block"><text:s text:c="2"/><text:span text:style-name="T5">// we wait 1.5 second, during that time a job with 5 tasks will be submitted</text:span></text:p>
      <text:p text:style-name="Code_20_block"><text:s text:c="2"/>Thread.sleep(1500L);</text:p>
      <text:p text:style-name="Code_20_block"><text:s text:c="2"/><text:span text:style-name="T5">// we submit 6 more tasks, they will be sent in a different job</text:span></text:p>
      <text:p text:style-name="Code_20_block"><text:s text:c="2"/>for (int i=5; i&lt;11; i++) futures.add(executor.submit(new MyTask(i)));</text:p>
      <text:p text:style-name="Code_20_block"><text:s text:c="2"/><text:span text:style-name="T5">// here we get the results for tasks sent in 2 different jobs!</text:span></text:p>
      <text:p text:style-name="Code_20_block"><text:s text:c="2"/>for (Future&lt;?&gt; f: futures) f.get();</text:p>
      <text:p text:style-name="P1"/>
      <text:p text:style-name="P1"/>
      <text:p text:style-name="P1"><text:span text:style-name="T3">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text:s text:c="2"/>JPPFExecutorService executor = new JPPFExecutorService(jppfClient);</text:p>
      <text:p text:style-name="Code_20_block"><text:s text:c="2"/>executor.setBatchTimeout(1000L);</text:p>
      <text:p text:style-name="Code_20_block"><text:s text:c="2"/>executor.setBatchSize(5);</text:p>
      <text:p text:style-name="Code_20_block"><text:s text:c="2"/>List&lt;Future&lt;?&gt;&gt; futures = new ArrayList&lt;Future&lt;?&gt;&gt;();</text:p>
      <text:p text:style-name="Code_20_block"><text:s text:c="2"/><text:span text:style-name="T5">// we submit 3 tasks</text:span></text:p>
      <text:p text:style-name="Code_20_block"><text:s text:c="2"/>for (int i=0; i&lt;3; i++) futures.add(executor.submit(new MyTask(i)));</text:p>
      <text:p text:style-name="Code_20_block"><text:s text:c="2"/><text:span text:style-name="T5">// we wait 1.5 second, during that time a job with 3 tasks will be submitted,</text:span></text:p>
      <text:p text:style-name="Code_20_block"><text:s text:c="2"/><text:span text:style-name="T5">// even though the batch size is set to 5</text:span></text:p>
      <text:p text:style-name="Code_20_block"><text:s text:c="2"/>Thread.sleep(1500L);</text:p>
      <text:p text:style-name="Code_20_block"><text:s text:c="2"/>for (Future&lt;?&gt; f: futures) f.get();</text:p>
      <text:p text:style-name="P1"/>
      <text:p text:style-name="P1"/>
      <text:list xml:id="list30611706" text:continue-numbering="true" text:style-name="Outline">
        <text:list-item>
          <text:list>
            <text:list-item>
              <text:h text:style-name="P21" text:outline-level="2">The JPPF configuration API</text:h>
            </text:list-item>
          </text:list>
        </text:list-item>
      </text:list>
      <text:p text:style-name="P2">The JPPF configuration properties are accessible at runtime, via a static method call:</text:p>
      <text:p text:style-name="P2"><text:a xlink:type="simple" xlink:href="http://www.jppf.org/api-3/org/jppf/utils/JPPFConfiguration.html#getProperties()"><text:span text:style-name="Code_20_char">JPPFConfiguration.getProperties()</text:span></text:a>. This method returns an object of type <text:a xlink:type="simple" xlink:href="http://www.jppf.org/api-3/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text:s text:c="2"/>public class TypedProperties extends Properties {</text:p>
      <text:p text:style-name="Code_20_block"><text:s text:c="4"/><text:span text:style-name="T5">// constructors</text:span></text:p>
      <text:p text:style-name="Code_20_block"><text:s text:c="4"/>public TypedProperties()</text:p>
      <text:p text:style-name="Code_20_block"><text:s text:c="4"/><text:span text:style-name="T5">// initialize with existing key/value pairs from a map</text:span></text:p>
      <text:p text:style-name="Code_20_block"><text:s text:c="4"/>public TypedProperties(Map&lt;Object, Object&gt; map)</text:p>
      <text:p text:style-name="Code_20_block"><text:s text:c="4"/><text:span text:style-name="T5">// string properties</text:span></text:p>
      <text:p text:style-name="Code_20_block"><text:s text:c="4"/>public String getString(String key)</text:p>
      <text:p text:style-name="Code_20_block"><text:s text:c="4"/>public String getString(String key, String defValue)</text:p>
      <text:p text:style-name="Code_20_block"><text:s text:c="4"/><text:span text:style-name="T5">// int properties</text:span></text:p>
      <text:p text:style-name="Code_20_block"><text:s text:c="4"/>public int getInt(String key)</text:p>
      <text:p text:style-name="Code_20_block"><text:s text:c="4"/>public int getInt(String key, int defValue)</text:p>
      <text:p text:style-name="Code_20_block"><text:s text:c="4"/><text:span text:style-name="T5">// long properties</text:span></text:p>
      <text:p text:style-name="Code_20_block"><text:s text:c="4"/>public long getLong(String key)</text:p>
      <text:p text:style-name="Code_20_block"><text:s text:c="4"/>public long getLong(String key, long defValue)</text:p>
      <text:p text:style-name="Code_20_block"><text:s text:c="4"/><text:span text:style-name="T5">// float properties</text:span></text:p>
      <text:p text:style-name="Code_20_block"><text:s text:c="4"/>public float getFloat(String key)</text:p>
      <text:p text:style-name="Code_20_block"><text:s text:c="4"/>public float getFloat(String key, float defValue)</text:p>
      <text:p text:style-name="Code_20_block"><text:s text:c="4"/><text:span text:style-name="T5">// double properties</text:span></text:p>
      <text:p text:style-name="Code_20_block"><text:s text:c="4"/>public double getDouble(String key)</text:p>
      <text:p text:style-name="Code_20_block"><text:s text:c="4"/>public double getDouble(String key, double defValue)</text:p>
      <text:p text:style-name="Code_20_block"><text:s text:c="4"/><text:span text:style-name="T5">// boolean properties</text:span></text:p>
      <text:p text:style-name="Code_20_block"><text:s text:c="4"/>public boolean getBoolean(String key)</text:p>
      <text:p text:style-name="Code_20_block"><text:s text:c="4"/>public boolean getBoolean(String key, boolean defValue)</text:p>
      <text:p text:style-name="Code_20_block"><text:s text:c="4"/><text:span text:style-name="T5">// properties that are the path to another properties file</text:span></text:p>
      <text:p text:style-name="Code_20_block"><text:s text:c="4"/>public TypedProperties getProperties(String key)</text:p>
      <text:p text:style-name="Code_20_block"><text:s text:c="4"/>public TypedProperties getProperties(String key, TypedProperties defValue)</text:p>
      <text:p text:style-name="Code_20_block"><text:s text:c="2"/>}</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3/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Code_20_block"><text:s text:c="2"/><text:span text:style-name="T5">// get the configuration</text:span></text:p>
      <text:p text:style-name="Code_20_block"><text:s text:c="2"/>TypedProperties props = JPPFConfiguration.getProperties();</text:p>
      <text:p text:style-name="Code_20_block"><text:s text:c="2"/><text:span text:style-name="T5">// set the connection properties programmatically</text:span></text:p>
      <text:p text:style-name="Code_20_block"><text:s text:c="2"/>props.setProperty("jppf.discovery.enabled", "false");</text:p>
      <text:p text:style-name="Code_20_block"><text:s text:c="2"/>props.setProperty("jppf.drivers", "driver1");</text:p>
      <text:p text:style-name="Code_20_block"><text:s text:c="2"/>props.setProperty("driver1.jppf.server.host", "www.myhost.com");</text:p>
      <text:p text:style-name="Code_20_block"><text:s text:c="2"/>props.setProperty("driver1.jppf.server.port", "11111");</text:p>
      <text:p text:style-name="Code_20_block"><text:s text:c="2"/></text:p>
      <text:p text:style-name="Code_20_block"><text:s text:c="2"/><text:span text:style-name="T5">// now our configuration will be used</text:span></text:p>
      <text:p text:style-name="Code_20_block"><text:s text:c="2"/>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3">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22H27M20S</meta:editing-duration>
    <meta:editing-cycles>320</meta:editing-cycles>
    <meta:generator>LibreOffice/3.4$Win32 LibreOffice_project/340m1$Build-402</meta:generator>
    <meta:creation-date>2009-09-06T09:03:36.19</meta:creation-date>
    <dc:date>2012-01-01T10:48:18.59</dc:date>
    <meta:document-statistic meta:table-count="0" meta:image-count="0" meta:object-count="0" meta:page-count="32" meta:paragraph-count="1286" meta:word-count="12186" meta:character-count="82436" meta:non-whitespace-character-count="68117"/>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